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Pictures/20000011000000DD000000DDD8E12A8C.svm" manifest:media-type=""/>
  <manifest:file-entry manifest:full-path="Object 7/Pictures/20000011000000DD000000DD6B0E808A.svm" manifest:media-type=""/>
  <manifest:file-entry manifest:full-path="Object 7/Pictures/20000011000000DD000000DDB1B86C74.svm" manifest:media-type="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Pictures/20000011000000DD000000DDD8E12A8C.svm" manifest:media-type=""/>
  <manifest:file-entry manifest:full-path="Object 8/Pictures/20000011000000DD000000DD6B0E808A.svm" manifest:media-type=""/>
  <manifest:file-entry manifest:full-path="Object 8/Pictures/20000011000000DD000000DDB1B86C74.svm" manifest:media-type="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Pictures/20000011000000DD000000DDD8E12A8C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Pictures/2000010400000B7600000C11727DFDDA.svm" manifest:media-type=""/>
  <manifest:file-entry manifest:full-path="Object 2/Pictures/20000011000000DD000000DDD8E12A8C.svm" manifest:media-type="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Pictures/20000011000000DD000000DD6B0E808A.svm" manifest:media-type=""/>
  <manifest:file-entry manifest:full-path="Object 3/Pictures/20000011000000DD000000DDB1B86C74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Pictures/20000011000000DD000000DD6B0E808A.svm" manifest:media-type=""/>
  <manifest:file-entry manifest:full-path="Object 4/Pictures/20000011000000DD000000DDB1B86C74.svm" manifest:media-type="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Pictures/20000011000000DD000000DD6B0E808A.svm" manifest:media-type=""/>
  <manifest:file-entry manifest:full-path="Object 5/Pictures/20000011000000DD000000DDB1B86C74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Pictures/20000011000000DD000000DD6B0E808A.svm" manifest:media-type=""/>
  <manifest:file-entry manifest:full-path="Object 6/Pictures/20000011000000DD000000DDB1B86C74.svm" manifest:media-type="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5327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798in"/>
    </style:style>
    <style:style style:name="co4" style:family="table-column">
      <style:table-column-properties fo:break-before="auto" style:column-width="0.5937in"/>
    </style:style>
    <style:style style:name="co5" style:family="table-column">
      <style:table-column-properties fo:break-before="auto" style:column-width="0.5193in"/>
    </style:style>
    <style:style style:name="co6" style:family="table-column">
      <style:table-column-properties fo:break-before="auto" style:column-width="1.0126in"/>
    </style:style>
    <style:style style:name="co7" style:family="table-column">
      <style:table-column-properties fo:break-before="auto" style:column-width="0.4618in"/>
    </style:style>
    <style:style style:name="co8" style:family="table-column">
      <style:table-column-properties fo:break-before="auto" style:column-width="0.8409in"/>
    </style:style>
    <style:style style:name="co9" style:family="table-column">
      <style:table-column-properties fo:break-before="auto" style:column-width="1.1311in"/>
    </style:style>
    <style:style style:name="co10" style:family="table-column">
      <style:table-column-properties fo:break-before="auto" style:column-width="1.1791in"/>
    </style:style>
    <style:style style:name="co11" style:family="table-column">
      <style:table-column-properties fo:break-before="auto" style:column-width="0.9528in"/>
    </style:style>
    <style:style style:name="co12" style:family="table-column">
      <style:table-column-properties fo:break-before="auto" style:column-width="1.1555in"/>
    </style:style>
    <style:style style:name="co13" style:family="table-column">
      <style:table-column-properties fo:break-before="auto" style:column-width="1.5957in"/>
    </style:style>
    <style:style style:name="co14" style:family="table-column">
      <style:table-column-properties fo:break-before="auto" style:column-width="1.3492in"/>
    </style:style>
    <style:style style:name="co15" style:family="table-column">
      <style:table-column-properties fo:break-before="auto" style:column-width="0.8047in"/>
    </style:style>
    <style:style style:name="co16" style:family="table-column">
      <style:table-column-properties fo:break-before="auto" style:column-width="0.9409in"/>
    </style:style>
    <style:style style:name="co17" style:family="table-column">
      <style:table-column-properties fo:break-before="auto" style:column-width="1.2516in"/>
    </style:style>
    <style:style style:name="co18" style:family="table-column">
      <style:table-column-properties fo:break-before="auto" style:column-width="1.2465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4402in"/>
    </style:style>
    <style:style style:name="co22" style:family="table-column">
      <style:table-column-properties fo:break-before="auto" style:column-width="0.811in"/>
    </style:style>
    <style:style style:name="co23" style:family="table-column">
      <style:table-column-properties fo:break-before="auto" style:column-width="1.2098in"/>
    </style:style>
    <style:style style:name="co24" style:family="table-column">
      <style:table-column-properties fo:break-before="auto" style:column-width="1.1638in"/>
    </style:style>
    <style:style style:name="co25" style:family="table-column">
      <style:table-column-properties fo:break-before="auto" style:column-width="0.452in"/>
    </style:style>
    <style:style style:name="co26" style:family="table-column">
      <style:table-column-properties fo:break-before="auto" style:column-width="0.9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/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75in" svg:height="4.85in" svg:x="9.5874in" svg:y="10.361in">
            <draw:object draw:notify-on-update-of-ranges="Sheet1.A27:Sheet1.A30 Sheet1.B26:Sheet1.B26 Sheet1.B27:Sheet1.B30 Sheet1.D27:Sheet1.D30 Sheet1.D27:Sheet1.D30 Sheet1.C26:Sheet1.C26 Sheet1.C27:Sheet1.C30 Sheet1.E27:Sheet1.E30 Sheet1.E27:Sheet1.E30 Sheet1.F26:Sheet1.F26 Sheet1.F27:Sheet1.F30 Sheet1.D21:Sheet1.D24 Sheet1.D21:Sheet1.D24 Sheet1.G26:Sheet1.G26 Sheet1.G27:Sheet1.G30 Sheet1.E21:Sheet1.E24 Sheet1.E21:Sheet1.E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7539in" svg:height="4.8469in" svg:x="0in" svg:y="11.161in">
            <draw:object draw:notify-on-update-of-ranges="Sheet1.A2:Sheet1.A5 Sheet1.B1:Sheet1.B1 Sheet1.B2:Sheet1.B5 Sheet1.C1:Sheet1.C1 Sheet1.C2:Sheet1.C5 Sheet1.D1:Sheet1.D1 Sheet1.D2:Sheet1.D5 Sheet1.E1:Sheet1.E1 Sheet1.E2:Sheet1.E5 Sheet1.F1:Sheet1.F1 Sheet1.F2:Sheet1.F5 Sheet1.G1:Sheet1.G1 Sheet1.G2:Sheet1.G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row table:style-name="ro1">
          <table:table-cell table:style-name="ce1" office:value-type="string">
            <text:p>Size</text:p>
          </table:table-cell>
          <table:table-cell table:style-name="ce1" office:value-type="string">
            <text:p>swift down</text:p>
          </table:table-cell>
          <table:table-cell table:style-name="ce1" office:value-type="string">
            <text:p>swift up</text:p>
          </table:table-cell>
          <table:table-cell table:style-name="ce2" office:value-type="string">
            <text:p>sftp <text:s/>down <text:s/></text:p>
          </table:table-cell>
          <table:table-cell table:style-name="ce1" office:value-type="string">
            <text:p>sftp up</text:p>
          </table:table-cell>
          <table:table-cell table:style-name="ce2" office:value-type="string">
            <text:p>lob down </text:p>
          </table:table-cell>
          <table:table-cell table:style-name="ce1" office:value-type="string">
            <text:p>lob up</text:p>
          </table:table-cell>
          <table:table-cell table:style-name="ce1" office:value-type="string">
            <text:p>ftp down </text:p>
          </table:table-cell>
          <table:table-cell table:style-name="ce2" office:value-type="string">
            <text:p>ftp up</text:p>
          </table:table-cell>
          <table:table-cell table:style-name="ce1" office:value-type="string">
            <text:p>lob-sftp down</text:p>
          </table:table-cell>
          <table:table-cell table:style-name="ce1" office:value-type="string">
            <text:p>lob-sftp up</text:p>
          </table:table-cell>
          <table:table-cell table:style-name="ce1" office:value-type="string">
            <text:p>Ftp down-1</text:p>
          </table:table-cell>
          <table:table-cell office:value-type="string">
            <text:p>Ftp down-2</text:p>
          </table:table-cell>
          <table:table-cell office:value-type="string">
            <text:p>Ftp down-dataset-16.tmp</text:p>
          </table:table-cell>
          <table:table-cell office:value-type="string">
            <text:p>Ftp down-dataset-4.tmp</text:p>
          </table:table-cell>
          <table:table-cell office:value-type="string">
            <text:p>Ftp up-1</text:p>
          </table:table-cell>
          <table:table-cell office:value-type="string">
            <text:p>Ftp up-2</text:p>
          </table:table-cell>
          <table:table-cell office:value-type="string">
            <text:p>Ftp up-dataset-16.tmp</text:p>
          </table:table-cell>
          <table:table-cell office:value-type="string">
            <text:p>Ftp up-dataset-4.tmp</text:p>
          </table:table-cell>
          <table:table-cell table:number-columns-repeated="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SUM([.L38:.L40])/3" office:value-type="float" office:value="155.820288952685">
            <text:p>155.8202889527</text:p>
          </table:table-cell>
          <table:table-cell table:style-name="ce1" table:formula="of:=SUM([.P38:.P40])/3" office:value-type="float" office:value="63.9148983408748">
            <text:p>63.9148983409</text:p>
          </table:table-cell>
          <table:table-cell table:style-name="ce1" table:formula="of:=SUM([.L8:.L10])/3" office:value-type="float" office:value="85.674295529809">
            <text:p>85.6742955298</text:p>
          </table:table-cell>
          <table:table-cell table:style-name="ce1" table:formula="of:=SUM([.P8:.P10])/3" office:value-type="float" office:value="11.3792349020988">
            <text:p>11.3792349021</text:p>
          </table:table-cell>
          <table:table-cell table:style-name="ce1" table:formula="of:=SUM([.L17:.L23])/7" office:value-type="float" office:value="121.639758222206">
            <text:p>121.6397582222</text:p>
          </table:table-cell>
          <table:table-cell table:style-name="ce1" table:formula="of:=SUM([.P17:.P26])/10" office:value-type="float" office:value="41.5569010380689">
            <text:p>41.5569010381</text:p>
          </table:table-cell>
          <table:table-cell table:style-name="ce1" table:formula="of:=SUM([.L2:.L4])/3" office:value-type="float" office:value="109.911342914863">
            <text:p>109.9113429149</text:p>
          </table:table-cell>
          <table:table-cell table:style-name="ce1" table:formula="of:=SUM([.P2:.P4])/3" office:value-type="float" office:value="19.8338748922949">
            <text:p>19.8338748923</text:p>
          </table:table-cell>
          <table:table-cell table:style-name="ce1" table:formula="of:=SUM([.L47:.L49])/4" office:value-type="float" office:value="9.60972322307038">
            <text:p>9.6097232231</text:p>
          </table:table-cell>
          <table:table-cell table:style-name="ce1" table:formula="of:=SUM([.P47:.P50])/4" office:value-type="float" office:value="6.06666056450568">
            <text:p>6.0666605645</text:p>
          </table:table-cell>
          <table:table-cell table:style-name="ce1" office:value-type="float" office:value="108.942961038961">
            <text:p>108.942961039</text:p>
          </table:table-cell>
          <table:table-cell office:value-type="float" office:value="104.206310559006">
            <text:p>104.206310559</text:p>
          </table:table-cell>
          <table:table-cell office:value-type="float" office:value="50.8940925155556">
            <text:p>50.8940925156</text:p>
          </table:table-cell>
          <table:table-cell office:value-type="float" office:value="56.7730868855721">
            <text:p>56.7730868856</text:p>
          </table:table-cell>
          <table:table-cell office:value-type="float" office:value="21.4542404092072">
            <text:p>21.4542404092</text:p>
          </table:table-cell>
          <table:table-cell office:value-type="float" office:value="32.513984496124">
            <text:p>32.5139844961</text:p>
          </table:table-cell>
          <table:table-cell office:value-type="float" office:value="24.3988014545455">
            <text:p>24.3988014545</text:p>
          </table:table-cell>
          <table:table-cell office:value-type="float" office:value="28.2227299192086">
            <text:p>28.2227299192</text:p>
          </table:table-cell>
          <table:table-cell/>
          <table:table-cell table:style-name="ce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table:formula="of:=SUM([.M38:.M40])/3" office:value-type="float" office:value="127.552172925282">
            <text:p>127.5521729253</text:p>
          </table:table-cell>
          <table:table-cell table:style-name="ce1" table:formula="of:=SUM([.Q38:.Q40])/3" office:value-type="float" office:value="34.5353477107912">
            <text:p>34.5353477108</text:p>
          </table:table-cell>
          <table:table-cell table:style-name="ce1" table:formula="of:=SUM([.M8:.M10])/3" office:value-type="float" office:value="71.1316252323093">
            <text:p>71.1316252323</text:p>
          </table:table-cell>
          <table:table-cell table:style-name="ce1" table:formula="of:=SUM([.Q8:.Q10])/3" office:value-type="float" office:value="12.8995125076823">
            <text:p>12.8995125077</text:p>
          </table:table-cell>
          <table:table-cell table:style-name="ce1" table:formula="of:=SUM([.M17:.M20])/4" office:value-type="float" office:value="100.241222435066">
            <text:p>100.2412224351</text:p>
          </table:table-cell>
          <table:table-cell table:style-name="ce1" table:formula="of:=SUM([.Q17:.Q22])/6" office:value-type="float" office:value="30.6893923570707">
            <text:p>30.6893923571</text:p>
          </table:table-cell>
          <table:table-cell table:style-name="ce1" table:formula="of:=SUM([.M2:.M5])/4" office:value-type="float" office:value="92.2328814310903">
            <text:p>92.2328814311</text:p>
          </table:table-cell>
          <table:table-cell table:style-name="ce1" table:formula="of:=SUM([.Q2:.Q5])/4" office:value-type="float" office:value="22.1098026954839">
            <text:p>22.1098026955</text:p>
          </table:table-cell>
          <table:table-cell table:style-name="ce1" table:formula="of:=SUM([.M47:.M48])/2" office:value-type="float" office:value="10.8380129232566">
            <text:p>10.8380129233</text:p>
          </table:table-cell>
          <table:table-cell table:style-name="ce1" table:formula="of:=SUM([.Q47:.Q48])/2" office:value-type="float" office:value="11.1234217624666">
            <text:p>11.1234217625</text:p>
          </table:table-cell>
          <table:table-cell table:style-name="ce1" office:value-type="float" office:value="111.848106666667">
            <text:p>111.8481066667</text:p>
          </table:table-cell>
          <table:table-cell office:value-type="float" office:value="102.927705521472">
            <text:p>102.9277055215</text:p>
          </table:table-cell>
          <table:table-cell office:value-type="float" office:value="33.6799141647059">
            <text:p>33.6799141647</text:p>
          </table:table-cell>
          <table:table-cell office:value-type="float" office:value="59.2286702283737">
            <text:p>59.2286702284</text:p>
          </table:table-cell>
          <table:table-cell office:value-type="float" office:value="18.3558161925602">
            <text:p>18.3558161926</text:p>
          </table:table-cell>
          <table:table-cell office:value-type="float" office:value="23.0140137174211">
            <text:p>23.0140137174</text:p>
          </table:table-cell>
          <table:table-cell office:value-type="float" office:value="25.6465191847704">
            <text:p>25.6465191848</text:p>
          </table:table-cell>
          <table:table-cell office:value-type="float" office:value="27.3217648778931">
            <text:p>27.3217648779</text:p>
          </table:table-cell>
          <table:table-cell table:number-columns-repeated="2"/>
        </table:table-row>
        <table:table-row table:style-name="ro1">
          <table:table-cell table:style-name="ce2" office:value-type="string">
            <text:p>4</text:p>
          </table:table-cell>
          <table:table-cell table:style-name="ce1" table:formula="of:=SUM([.O38:.O40])/3" office:value-type="float" office:value="249.067981827627">
            <text:p>249.0679818276</text:p>
          </table:table-cell>
          <table:table-cell table:style-name="ce1" table:formula="of:=SUM([.S38:.S43])/6" office:value-type="float" office:value="59.6223076964494">
            <text:p>59.6223076964</text:p>
          </table:table-cell>
          <table:table-cell table:style-name="ce1" table:formula="of:=SUM([.O8:.O9])/2" office:value-type="float" office:value="152.64641586557">
            <text:p>152.6464158656</text:p>
          </table:table-cell>
          <table:table-cell table:style-name="ce1" table:formula="of:=SUM([.S8:.S9])/2" office:value-type="float" office:value="13.2786052559459">
            <text:p>13.2786052559</text:p>
          </table:table-cell>
          <table:table-cell table:style-name="ce1" table:formula="of:=SUM([.O29:.O34])/6" office:value-type="float" office:value="62.4088291465454">
            <text:p>62.4088291465</text:p>
          </table:table-cell>
          <table:table-cell table:style-name="ce1" table:formula="of:=SUM([.S17:.S31])/15" office:value-type="float" office:value="19.8273266302765">
            <text:p>19.8273266303</text:p>
          </table:table-cell>
          <table:table-cell table:style-name="ce1" table:formula="of:=SUM([.O2:.O3])/2" office:value-type="float" office:value="58.0008785569729">
            <text:p>58.000878557</text:p>
          </table:table-cell>
          <table:table-cell table:style-name="ce1" table:formula="of:=SUM([.S2:.S3])/2" office:value-type="float" office:value="27.7722473985508">
            <text:p>27.7722473986</text:p>
          </table:table-cell>
          <table:table-cell table:style-name="ce1" table:formula="of:=SUM([.O47:.O50])/4" office:value-type="float" office:value="12.3869659263419">
            <text:p>12.3869659263</text:p>
          </table:table-cell>
          <table:table-cell table:style-name="ce1" table:formula="of:=SUM([.S47:.S48])/2" office:value-type="float" office:value="13.1480095309728">
            <text:p>13.148009531</text:p>
          </table:table-cell>
          <table:table-cell table:style-name="ce1" office:value-type="float" office:value="108.942961038961">
            <text:p>108.942961039</text:p>
          </table:table-cell>
          <table:table-cell office:value-type="float" office:value="69.6150041493776">
            <text:p>69.6150041494</text:p>
          </table:table-cell>
          <table:table-cell office:value-type="float" office:value="53.1788118390093">
            <text:p>53.178811839</text:p>
          </table:table-cell>
          <table:table-cell/>
          <table:table-cell office:value-type="float" office:value="19.6915680751174">
            <text:p>19.6915680751</text:p>
          </table:table-cell>
          <table:table-cell office:value-type="float" office:value="15.10100450045">
            <text:p>15.1010045005</text:p>
          </table:table-cell>
          <table:table-cell office:value-type="float" office:value="25.4094026982249">
            <text:p>25.409402698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16</text:p>
          </table:table-cell>
          <table:table-cell table:style-name="ce1" table:formula="of:=SUM([.N38:.N39])/2" office:value-type="float" office:value="205.867035352057">
            <text:p>205.8670353521</text:p>
          </table:table-cell>
          <table:table-cell table:style-name="ce1" table:formula="of:=SUM([.R38:.R41])/4" office:value-type="float" office:value="62.7074525688102">
            <text:p>62.7074525688</text:p>
          </table:table-cell>
          <table:table-cell table:style-name="ce1" table:formula="of:=SUM([.N8:.N9])/2" office:value-type="float" office:value="150.222255500988">
            <text:p>150.222255501</text:p>
          </table:table-cell>
          <table:table-cell table:style-name="ce1" table:formula="of:=SUM([.R8:.R9])/2" office:value-type="float" office:value="14.7383190410435">
            <text:p>14.738319041</text:p>
          </table:table-cell>
          <table:table-cell table:style-name="ce1" table:formula="of:=SUM([.N17:.N24])/8" office:value-type="float" office:value="40.5711624336542">
            <text:p>40.5711624337</text:p>
          </table:table-cell>
          <table:table-cell table:style-name="ce1" table:formula="of:=SUM([.R17:.R27])/11" office:value-type="float" office:value="26.8397829174492">
            <text:p>26.8397829174</text:p>
          </table:table-cell>
          <table:table-cell table:style-name="ce1" table:formula="of:=SUM([.N2:.N4])/3" office:value-type="float" office:value="45.9176061730903">
            <text:p>45.9176061731</text:p>
          </table:table-cell>
          <table:table-cell table:style-name="ce1" table:formula="of:=SUM([.R2:.R4])/3" office:value-type="float" office:value="25.1515744458469">
            <text:p>25.1515744458</text:p>
          </table:table-cell>
          <table:table-cell table:style-name="ce1" table:formula="of:=SUM([.N47:.N48])/2" office:value-type="float" office:value="12.4474928602403">
            <text:p>12.4474928602</text:p>
          </table:table-cell>
          <table:table-cell table:style-name="ce1" table:formula="of:=SUM([.R47:.R49])/3" office:value-type="float" office:value="13.079983607724">
            <text:p>13.0799836077</text:p>
          </table:table-cell>
          <table:table-cell table:style-name="ce1"/>
          <table:table-cell office:value-type="float" office:value="92.1825054945055">
            <text:p>92.1825054945</text:p>
          </table:table-cell>
          <table:table-cell table:number-columns-repeated="3"/>
          <table:table-cell office:value-type="float" office:value="17.8102080679406">
            <text:p>17.8102080679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20"/>
        </table:table-row>
        <table:table-row table:style-name="ro1">
          <table:table-cell table:style-name="Default"/>
          <table:table-cell table:number-columns-repeated="10"/>
          <table:table-cell office:value-type="string">
            <text:p>sftp down-1</text:p>
          </table:table-cell>
          <table:table-cell office:value-type="string">
            <text:p>sftp down-2</text:p>
          </table:table-cell>
          <table:table-cell office:value-type="string">
            <text:p>sftp down-dataset-16.tmp</text:p>
          </table:table-cell>
          <table:table-cell office:value-type="string">
            <text:p>sftp down-dataset-4.tmp</text:p>
          </table:table-cell>
          <table:table-cell office:value-type="string">
            <text:p>sftp up-1</text:p>
          </table:table-cell>
          <table:table-cell office:value-type="string">
            <text:p>sftp up-2</text:p>
          </table:table-cell>
          <table:table-cell office:value-type="string">
            <text:p>sftp up-dataset-16.tmp</text:p>
          </table:table-cell>
          <table:table-cell office:value-type="string">
            <text:p>sftp up-dataset-4.tmp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ce5"/>
          <table:table-cell table:number-columns-repeated="5"/>
          <table:table-cell office:value-type="float" office:value="88.3011368421053">
            <text:p>88.3011368421</text:p>
          </table:table-cell>
          <table:table-cell office:value-type="float" office:value="81.0493526570048">
            <text:p>81.049352657</text:p>
          </table:table-cell>
          <table:table-cell office:value-type="float" office:value="146.258511838212">
            <text:p>146.2585118382</text:p>
          </table:table-cell>
          <table:table-cell office:value-type="float" office:value="151.795543982262">
            <text:p>151.7955439823</text:p>
          </table:table-cell>
          <table:table-cell office:value-type="float" office:value="11.6508444444444">
            <text:p>11.6508444444</text:p>
          </table:table-cell>
          <table:table-cell office:value-type="float" office:value="12.2910007326007">
            <text:p>12.2910007326</text:p>
          </table:table-cell>
          <table:table-cell office:value-type="float" office:value="15.451934082087">
            <text:p>15.4519340821</text:p>
          </table:table-cell>
          <table:table-cell office:value-type="float" office:value="13.9106750881755">
            <text:p>13.910675088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  <table:table-cell office:value-type="float" office:value="82.2412549019608">
            <text:p>82.241254902</text:p>
          </table:table-cell>
          <table:table-cell office:value-type="float" office:value="88.7683386243386">
            <text:p>88.7683386243</text:p>
          </table:table-cell>
          <table:table-cell office:value-type="float" office:value="154.185999163763">
            <text:p>154.1859991638</text:p>
          </table:table-cell>
          <table:table-cell office:value-type="float" office:value="153.497287748879">
            <text:p>153.4972877489</text:p>
          </table:table-cell>
          <table:table-cell office:value-type="float" office:value="11.5070068587106">
            <text:p>11.5070068587</text:p>
          </table:table-cell>
          <table:table-cell office:value-type="float" office:value="12.3090359501101">
            <text:p>12.3090359501</text:p>
          </table:table-cell>
          <table:table-cell office:value-type="float" office:value="14.024704">
            <text:p>14.024704</text:p>
          </table:table-cell>
          <table:table-cell office:value-type="float" office:value="12.6465354237163">
            <text:p>12.646535423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8"/>
          <table:table-cell table:style-name="ce5"/>
          <table:table-cell/>
          <table:table-cell office:value-type="float" office:value="86.4804948453608">
            <text:p>86.4804948454</text:p>
          </table:table-cell>
          <table:table-cell office:value-type="float" office:value="43.5771844155844">
            <text:p>43.5771844156</text:p>
          </table:table-cell>
          <table:table-cell table:number-columns-repeated="2"/>
          <table:table-cell office:value-type="float" office:value="10.9798534031414">
            <text:p>10.9798534031</text:p>
          </table:table-cell>
          <table:table-cell office:value-type="float" office:value="14.0985008403361">
            <text:p>14.0985008403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8"/>
          <table:table-cell table:style-name="ce5"/>
          <table:table-cell table:number-columns-repeated="11"/>
        </table:table-row>
        <table:table-row table:style-name="ro1"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table:style-name="ce5"/>
          <table:table-cell table:number-columns-repeated="17"/>
        </table:table-row>
        <table:table-row table:style-name="ro1">
          <table:table-cell/>
          <table:table-cell table:style-name="ce5"/>
          <table:table-cell table:number-columns-repeated="19"/>
        </table:table-row>
        <table:table-row table:style-name="ro1">
          <table:table-cell table:style-name="Default"/>
          <table:table-cell table:number-columns-repeated="20"/>
        </table:table-row>
        <table:table-row table:style-name="ro1">
          <table:table-cell table:number-columns-repeated="11"/>
          <table:table-cell office:value-type="string">
            <text:p>lob down-1</text:p>
          </table:table-cell>
          <table:table-cell office:value-type="string">
            <text:p>lob down-2</text:p>
          </table:table-cell>
          <table:table-cell office:value-type="string">
            <text:p>lob down-dataset-16.tmp</text:p>
          </table:table-cell>
          <table:table-cell office:value-type="string">
            <text:p>lob down-dataset-4.tmp</text:p>
          </table:table-cell>
          <table:table-cell office:value-type="string">
            <text:p>lob up-1</text:p>
          </table:table-cell>
          <table:table-cell office:value-type="string">
            <text:p>lob up-2</text:p>
          </table:table-cell>
          <table:table-cell office:value-type="string">
            <text:p>lob up-dataset-16.tmp</text:p>
          </table:table-cell>
          <table:table-cell office:value-type="string">
            <text:p>lob up-dataset-4.tmp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10"/>
          <table:table-cell office:value-type="float" office:value="262.144">
            <text:p>262.144</text:p>
          </table:table-cell>
          <table:table-cell office:value-type="float" office:value="142.179796610169">
            <text:p>142.1797966102</text:p>
          </table:table-cell>
          <table:table-cell office:value-type="float" office:value="17.7698241034527">
            <text:p>17.7698241035</text:p>
          </table:table-cell>
          <table:table-cell office:value-type="float" office:value="7.30718706339381">
            <text:p>7.3071870634</text:p>
          </table:table-cell>
          <table:table-cell office:value-type="float" office:value="54.4714805194805">
            <text:p>54.4714805195</text:p>
          </table:table-cell>
          <table:table-cell office:value-type="float" office:value="26.4208125984252">
            <text:p>26.4208125984</text:p>
          </table:table-cell>
          <table:table-cell office:value-type="float" office:value="48.3852403380282">
            <text:p>48.385240338</text:p>
          </table:table-cell>
          <table:table-cell office:value-type="float" office:value="20.7354157431859">
            <text:p>20.7354157432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7"/>
          <table:table-cell table:style-name="ce5" table:number-columns-repeated="2"/>
          <table:table-cell/>
          <table:table-cell office:value-type="float" office:value="13.0055937984496">
            <text:p>13.0055937984</text:p>
          </table:table-cell>
          <table:table-cell office:value-type="float" office:value="19.7844528301887">
            <text:p>19.7844528302</text:p>
          </table:table-cell>
          <table:table-cell office:value-type="float" office:value="23.4365559148041">
            <text:p>23.4365559148</text:p>
          </table:table-cell>
          <table:table-cell office:value-type="float" office:value="7.46167641499564">
            <text:p>7.461676415</text:p>
          </table:table-cell>
          <table:table-cell office:value-type="float" office:value="36.7921403508772">
            <text:p>36.7921403509</text:p>
          </table:table-cell>
          <table:table-cell office:value-type="float" office:value="23.9332610556348">
            <text:p>23.9332610556</text:p>
          </table:table-cell>
          <table:table-cell office:value-type="float" office:value="19.5404612203583">
            <text:p>19.5404612204</text:p>
          </table:table-cell>
          <table:table-cell office:value-type="float" office:value="16.1863694524823">
            <text:p>16.1863694525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6"/>
          <table:table-cell table:style-name="ce5" table:number-columns-repeated="3"/>
          <table:table-cell/>
          <table:table-cell office:value-type="float" office:value="70.4925042016807">
            <text:p>70.4925042017</text:p>
          </table:table-cell>
          <table:table-cell office:value-type="float" office:value="86.4804948453608">
            <text:p>86.4804948454</text:p>
          </table:table-cell>
          <table:table-cell office:value-type="float" office:value="12.0420189437533">
            <text:p>12.0420189438</text:p>
          </table:table-cell>
          <table:table-cell office:value-type="float" office:value="7.08195519073231">
            <text:p>7.0819551907</text:p>
          </table:table-cell>
          <table:table-cell office:value-type="float" office:value="36.7921403508772">
            <text:p>36.7921403509</text:p>
          </table:table-cell>
          <table:table-cell office:value-type="float" office:value="28.6300614334471">
            <text:p>28.6300614334</text:p>
          </table:table-cell>
          <table:table-cell office:value-type="float" office:value="61.2511605276292">
            <text:p>61.2511605276</text:p>
          </table:table-cell>
          <table:table-cell office:value-type="float" office:value="12.7691799298769">
            <text:p>12.769179929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164.482509803922">
            <text:p>164.4825098039</text:p>
          </table:table-cell>
          <table:table-cell office:value-type="float" office:value="152.520145454545">
            <text:p>152.5201454545</text:p>
          </table:table-cell>
          <table:table-cell office:value-type="float" office:value="12.1559745488635">
            <text:p>12.1559745489</text:p>
          </table:table-cell>
          <table:table-cell office:value-type="float" office:value="7.54520068496158">
            <text:p>7.545200685</text:p>
          </table:table-cell>
          <table:table-cell office:value-type="float" office:value="51.7815308641975">
            <text:p>51.7815308642</text:p>
          </table:table-cell>
          <table:table-cell office:value-type="float" office:value="32.1402605363985">
            <text:p>32.1402605364</text:p>
          </table:table-cell>
          <table:table-cell office:value-type="float" office:value="23.2057410474422">
            <text:p>23.2057410474</text:p>
          </table:table-cell>
          <table:table-cell office:value-type="float" office:value="18.7790298365332">
            <text:p>18.779029836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0"/>
          <table:table-cell office:value-type="float" office:value="262.144">
            <text:p>262.144</text:p>
          </table:table-cell>
          <table:table-cell office:value-type="float" office:value="10.8309980632666">
            <text:p>10.8309980633</text:p>
          </table:table-cell>
          <table:table-cell office:value-type="float" office:value="55.3419451437777">
            <text:p>55.3419451438</text:p>
          </table:table-cell>
          <table:table-cell office:value-type="float" office:value="15.0014793190746">
            <text:p>15.0014793191</text:p>
          </table:table-cell>
          <table:table-cell office:value-type="float" office:value="34.1000325203252">
            <text:p>34.1000325203</text:p>
          </table:table-cell>
          <table:table-cell office:value-type="float" office:value="41.94304">
            <text:p>41.94304</text:p>
          </table:table-cell>
          <table:table-cell office:value-type="float" office:value="12.7091433258235">
            <text:p>12.7091433258</text:p>
          </table:table-cell>
          <table:table-cell office:value-type="float" office:value="19.3733873280722">
            <text:p>19.373387328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66.576253968254">
            <text:p>66.5762539683</text:p>
          </table:table-cell>
          <table:table-cell/>
          <table:table-cell office:value-type="float" office:value="63.3536421355463">
            <text:p>63.3536421355</text:p>
          </table:table-cell>
          <table:table-cell office:value-type="float" office:value="15.7508657745188">
            <text:p>15.7508657745</text:p>
          </table:table-cell>
          <table:table-cell office:value-type="float" office:value="21.236982278481">
            <text:p>21.2369822785</text:p>
          </table:table-cell>
          <table:table-cell office:value-type="float" office:value="31.0689185185185">
            <text:p>31.0689185185</text:p>
          </table:table-cell>
          <table:table-cell office:value-type="float" office:value="22.5102529027186">
            <text:p>22.5102529027</text:p>
          </table:table-cell>
          <table:table-cell office:value-type="float" office:value="25.6480515820896">
            <text:p>25.6480515821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10"/>
          <table:table-cell office:value-type="float" office:value="12.6334457831325">
            <text:p>12.6334457831</text:p>
          </table:table-cell>
          <table:table-cell/>
          <table:table-cell office:value-type="float" office:value="70.2885165176471">
            <text:p>70.2885165176</text:p>
          </table:table-cell>
          <table:table-cell office:value-type="float" office:value="12.8049139791356">
            <text:p>12.8049139791</text:p>
          </table:table-cell>
          <table:table-cell office:value-type="float" office:value="18.275834422658">
            <text:p>18.2758344227</text:p>
          </table:table-cell>
          <table:table-cell office:value-type="float" office:value="111.848106666667">
            <text:p>111.8481066667</text:p>
          </table:table-cell>
          <table:table-cell office:value-type="float" office:value="19.7681007081835">
            <text:p>19.7681007082</text:p>
          </table:table-cell>
          <table:table-cell office:value-type="float" office:value="13.1284757908381">
            <text:p>13.1284757908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10"/>
          <table:table-cell office:value-type="float" office:value="7.20052188841202">
            <text:p>7.2005218884</text:p>
          </table:table-cell>
          <table:table-cell/>
          <table:table-cell office:value-type="float" office:value="70.1808221613892">
            <text:p>70.1808221614</text:p>
          </table:table-cell>
          <table:table-cell office:value-type="float" office:value="12.6354371764706">
            <text:p>12.6354371765</text:p>
          </table:table-cell>
          <table:table-cell office:value-type="float" office:value="52.1031552795031">
            <text:p>52.1031552795</text:p>
          </table:table-cell>
          <table:table-cell/>
          <table:table-cell office:value-type="float" office:value="19.1865470248534">
            <text:p>19.1865470249</text:p>
          </table:table-cell>
          <table:table-cell office:value-type="float" office:value="17.5707510838446">
            <text:p>17.5707510838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12"/>
          <table:table-cell office:value-type="float" office:value="6.74490157149868">
            <text:p>6.7449015715</text:p>
          </table:table-cell>
          <table:table-cell office:value-type="float" office:value="12.6447347755703">
            <text:p>12.6447347756</text:p>
          </table:table-cell>
          <table:table-cell office:value-type="float" office:value="55.1882105263158">
            <text:p>55.1882105263</text:p>
          </table:table-cell>
          <table:table-cell/>
          <table:table-cell office:value-type="float" office:value="21.4944548399812">
            <text:p>21.49445484</text:p>
          </table:table-cell>
          <table:table-cell office:value-type="float" office:value="23.4276681117928">
            <text:p>23.4276681118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ize</text:p>
          </table:table-cell>
          <table:table-cell office:value-type="string">
            <text:p>swift down</text:p>
          </table:table-cell>
          <table:table-cell office:value-type="string">
            <text:p>swift up</text:p>
          </table:table-cell>
          <table:table-cell office:value-type="string">
            <text:p>stdev down</text:p>
          </table:table-cell>
          <table:table-cell office:value-type="string">
            <text:p>stdev up</text:p>
          </table:table-cell>
          <table:table-cell office:value-type="string">
            <text:p>lob down </text:p>
          </table:table-cell>
          <table:table-cell office:value-type="string">
            <text:p>lob up</text:p>
          </table:table-cell>
          <table:table-cell/>
          <table:table-cell table:style-name="ce5" table:number-columns-repeated="3"/>
          <table:table-cell table:number-columns-repeated="3"/>
          <table:table-cell office:value-type="float" office:value="12.7243202961866">
            <text:p>12.7243202962</text:p>
          </table:table-cell>
          <table:table-cell office:value-type="float" office:value="54.8275032679739">
            <text:p>54.827503268</text:p>
          </table:table-cell>
          <table:table-cell/>
          <table:table-cell office:value-type="float" office:value="21.5686783537906">
            <text:p>21.5686783538</text:p>
          </table:table-cell>
          <table:table-cell office:value-type="float" office:value="13.9538729679253">
            <text:p>13.9538729679</text:p>
          </table:table-cell>
          <table:table-cell table:number-columns-repeated="2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155.8202889527">
            <text:p>155.8202889527</text:p>
          </table:table-cell>
          <table:table-cell office:value-type="float" office:value="63.9148983409">
            <text:p>63.9148983409</text:p>
          </table:table-cell>
          <table:table-cell table:formula="of:=STDEV([.L38:.L40])" office:value-type="float" office:value="10.6908970209504">
            <text:p>10.690897021</text:p>
          </table:table-cell>
          <table:table-cell table:formula="of:=STDEV([.P38:.P40])" office:value-type="float" office:value="1.99926574921421">
            <text:p>1.9992657492</text:p>
          </table:table-cell>
          <table:table-cell office:value-type="float" office:value="121.6397582222">
            <text:p>121.6397582222</text:p>
          </table:table-cell>
          <table:table-cell office:value-type="float" office:value="41.5569010381">
            <text:p>41.5569010381</text:p>
          </table:table-cell>
          <table:table-cell table:style-name="ce5" table:number-columns-repeated="4"/>
          <table:table-cell table:number-columns-repeated="3"/>
          <table:table-cell office:value-type="float" office:value="12.2307434590747">
            <text:p>12.2307434591</text:p>
          </table:table-cell>
          <table:table-cell office:value-type="float" office:value="9.10815200868621">
            <text:p>9.1081520087</text:p>
          </table:table-cell>
          <table:table-cell/>
          <table:table-cell office:value-type="float" office:value="25.617831803132">
            <text:p>25.6178318031</text:p>
          </table:table-cell>
          <table:table-cell office:value-type="float" office:value="21.373376318408">
            <text:p>21.3733763184</text:p>
          </table:table-cell>
          <table:table-cell table:number-columns-repeated="2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27.5521729253">
            <text:p>127.5521729253</text:p>
          </table:table-cell>
          <table:table-cell office:value-type="float" office:value="34.5353477108">
            <text:p>34.5353477108</text:p>
          </table:table-cell>
          <table:table-cell table:formula="of:=STDEV([.M38:.M40])" office:value-type="float" office:value="17.4717645475087">
            <text:p>17.4717645475</text:p>
          </table:table-cell>
          <table:table-cell table:formula="of:=STDEV([.Q38:.Q40])" office:value-type="float" office:value="15.8311022535068">
            <text:p>15.8311022535</text:p>
          </table:table-cell>
          <table:table-cell office:value-type="float" office:value="100.2412224351">
            <text:p>100.2412224351</text:p>
          </table:table-cell>
          <table:table-cell office:value-type="float" office:value="30.6893923571">
            <text:p>30.6893923571</text:p>
          </table:table-cell>
          <table:table-cell table:number-columns-repeated="7"/>
          <table:table-cell office:value-type="float" office:value="12.2744246857143">
            <text:p>12.2744246857</text:p>
          </table:table-cell>
          <table:table-cell table:number-columns-repeated="3"/>
          <table:table-cell office:value-type="float" office:value="21.4768954780427">
            <text:p>21.47689547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.0679818276">
            <text:p>249.0679818276</text:p>
          </table:table-cell>
          <table:table-cell office:value-type="float" office:value="59.6223076964">
            <text:p>59.6223076964</text:p>
          </table:table-cell>
          <table:table-cell table:formula="of:=STDEV([.O38:.O40])" office:value-type="float" office:value="61.6601480256329">
            <text:p>61.6601480256</text:p>
          </table:table-cell>
          <table:table-cell table:formula="of:=STDEV([.S38:.S43])" office:value-type="float" office:value="14.4308789598659">
            <text:p>14.4308789599</text:p>
          </table:table-cell>
          <table:table-cell office:value-type="float" office:value="62.4088291465">
            <text:p>62.4088291465</text:p>
          </table:table-cell>
          <table:table-cell office:value-type="float" office:value="19.8273266303">
            <text:p>19.8273266303</text:p>
          </table:table-cell>
          <table:table-cell table:number-columns-repeated="7"/>
          <table:table-cell office:value-type="float" office:value="72.051130230608">
            <text:p>72.0511302306</text:p>
          </table:table-cell>
          <table:table-cell table:number-columns-repeated="3"/>
          <table:table-cell office:value-type="float" office:value="22.3169305032595">
            <text:p>22.316930503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5.8670353521">
            <text:p>205.8670353521</text:p>
          </table:table-cell>
          <table:table-cell office:value-type="float" office:value="62.7074525688">
            <text:p>62.7074525688</text:p>
          </table:table-cell>
          <table:table-cell table:formula="of:=STDEV([.N38:.N39])" office:value-type="float" office:value="65.4340151402373">
            <text:p>65.4340151402</text:p>
          </table:table-cell>
          <table:table-cell table:formula="of:=STDEV([.R38:.R41])" office:value-type="float" office:value="10.428737163896">
            <text:p>10.4287371639</text:p>
          </table:table-cell>
          <table:table-cell office:value-type="float" office:value="40.5711624337">
            <text:p>40.5711624337</text:p>
          </table:table-cell>
          <table:table-cell office:value-type="float" office:value="26.8397829174">
            <text:p>26.8397829174</text:p>
          </table:table-cell>
          <table:table-cell table:number-columns-repeated="7"/>
          <table:table-cell office:value-type="float" office:value="23.4180825391487">
            <text:p>23.4180825391</text:p>
          </table:table-cell>
          <table:table-cell table:number-columns-repeated="3"/>
          <table:table-cell office:value-type="float" office:value="24.9884462715328">
            <text:p>24.9884462715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56.2137461280788">
            <text:p>56.2137461281</text:p>
          </table:table-cell>
          <table:table-cell table:number-columns-repeated="3"/>
          <table:table-cell office:value-type="float" office:value="25.6820490562641">
            <text:p>25.6820490563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59.1263754611399">
            <text:p>59.1263754611</text:p>
          </table:table-cell>
          <table:table-cell table:number-columns-repeated="3"/>
          <table:table-cell office:value-type="float" office:value="264.372224">
            <text:p>264.372224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83.0926490097087">
            <text:p>83.0926490097</text:p>
          </table:table-cell>
          <table:table-cell table:number-columns-repeated="3"/>
          <table:table-cell office:value-type="float" office:value="1.46909866666667">
            <text:p>1.4690986667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80.5509915105882">
            <text:p>80.5509915106</text:p>
          </table:table-cell>
          <table:table-cell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1"/>
          <table:table-cell office:value-type="string">
            <text:p>swift down-1</text:p>
          </table:table-cell>
          <table:table-cell office:value-type="string">
            <text:p>swift down-2</text:p>
          </table:table-cell>
          <table:table-cell office:value-type="string">
            <text:p>swift down-dataset-16.tmp</text:p>
          </table:table-cell>
          <table:table-cell office:value-type="string">
            <text:p>swift down-dataset-4.tmp</text:p>
          </table:table-cell>
          <table:table-cell office:value-type="string">
            <text:p>swift up -1</text:p>
          </table:table-cell>
          <table:table-cell office:value-type="string">
            <text:p>swift up -2</text:p>
          </table:table-cell>
          <table:table-cell office:value-type="string">
            <text:p>swift up -dataset-16.tmp</text:p>
          </table:table-cell>
          <table:table-cell office:value-type="string">
            <text:p>swift up -dataset-4.tmp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152.520145454545">
            <text:p>152.5201454545</text:p>
          </table:table-cell>
          <table:table-cell office:value-type="float" office:value="135.300129032258">
            <text:p>135.3001290323</text:p>
          </table:table-cell>
          <table:table-cell office:value-type="float" office:value="252.135871177982">
            <text:p>252.135871178</text:p>
          </table:table-cell>
          <table:table-cell office:value-type="float" office:value="189.275550677686">
            <text:p>189.2755506777</text:p>
          </table:table-cell>
          <table:table-cell office:value-type="float" office:value="64.5277538461538">
            <text:p>64.5277538462</text:p>
          </table:table-cell>
          <table:table-cell office:value-type="float" office:value="52.7585408805031">
            <text:p>52.7585408805</text:p>
          </table:table-cell>
          <table:table-cell office:value-type="float" office:value="51.9720309349471">
            <text:p>51.9720309349</text:p>
          </table:table-cell>
          <table:table-cell office:value-type="float" office:value="56.8673943388704">
            <text:p>56.8673943389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167.77216">
            <text:p>167.77216</text:p>
          </table:table-cell>
          <table:table-cell office:value-type="float" office:value="139.810133333333">
            <text:p>139.8101333333</text:p>
          </table:table-cell>
          <table:table-cell office:value-type="float" office:value="159.598199526132">
            <text:p>159.5981995261</text:p>
          </table:table-cell>
          <table:table-cell office:value-type="float" office:value="312.439901090909">
            <text:p>312.4399010909</text:p>
          </table:table-cell>
          <table:table-cell office:value-type="float" office:value="61.6809411764706">
            <text:p>61.6809411765</text:p>
          </table:table-cell>
          <table:table-cell office:value-type="float" office:value="26.672839427663">
            <text:p>26.6728394277</text:p>
          </table:table-cell>
          <table:table-cell office:value-type="float" office:value="55.5657297986252">
            <text:p>55.5657297986</text:p>
          </table:table-cell>
          <table:table-cell office:value-type="float" office:value="79.2468568581315">
            <text:p>79.246856858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147.168561403509">
            <text:p>147.1685614035</text:p>
          </table:table-cell>
          <table:table-cell office:value-type="float" office:value="107.546256410256">
            <text:p>107.5462564103</text:p>
          </table:table-cell>
          <table:table-cell/>
          <table:table-cell office:value-type="float" office:value="245.488493714286">
            <text:p>245.4884937143</text:p>
          </table:table-cell>
          <table:table-cell office:value-type="float" office:value="65.536">
            <text:p>65.536</text:p>
          </table:table-cell>
          <table:table-cell office:value-type="float" office:value="24.1746628242075">
            <text:p>24.1746628242</text:p>
          </table:table-cell>
          <table:table-cell office:value-type="float" office:value="71.3098338308251">
            <text:p>71.3098338308</text:p>
          </table:table-cell>
          <table:table-cell office:value-type="float" office:value="38.293256590604">
            <text:p>38.2932565906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71.9822157108434">
            <text:p>71.9822157108</text:p>
          </table:table-cell>
          <table:table-cell office:value-type="float" office:value="60.936860141844">
            <text:p>60.9368601418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545.529986031746">
            <text:p>545.5299860317</text:p>
          </table:table-cell>
          <table:table-cell table:number-columns-repeated="3"/>
          <table:table-cell office:value-type="float" office:value="70.8626579793814">
            <text:p>70.8626579794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458.245188266667">
            <text:p>458.2451882667</text:p>
          </table:table-cell>
          <table:table-cell table:number-columns-repeated="3"/>
          <table:table-cell office:value-type="float" office:value="51.5268202698651">
            <text:p>51.5268202699</text:p>
          </table:table-cell>
          <table:table-cell table:number-columns-repeated="2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1"/>
          <table:table-cell office:value-type="string">
            <text:p>lob-sftp down-1</text:p>
          </table:table-cell>
          <table:table-cell office:value-type="string">
            <text:p>lob-sftp down-2</text:p>
          </table:table-cell>
          <table:table-cell office:value-type="string">
            <text:p>lob-sftp down-dataset-16.tmp</text:p>
          </table:table-cell>
          <table:table-cell office:value-type="string">
            <text:p>lob-sftp down-dataset-4.tmp</text:p>
          </table:table-cell>
          <table:table-cell office:value-type="string">
            <text:p>lob-sftp up-1</text:p>
          </table:table-cell>
          <table:table-cell office:value-type="string">
            <text:p>lob-sftp up-2</text:p>
          </table:table-cell>
          <table:table-cell office:value-type="string">
            <text:p>lob-sftp up-dataset-16.tmp</text:p>
          </table:table-cell>
          <table:table-cell office:value-type="string">
            <text:p>lob-sftp up-dataset-4.tmp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11.6508444444444">
            <text:p>11.6508444444</text:p>
          </table:table-cell>
          <table:table-cell office:value-type="float" office:value="10.8240103225806">
            <text:p>10.8240103226</text:p>
          </table:table-cell>
          <table:table-cell office:value-type="float" office:value="12.4401638413905">
            <text:p>12.4401638414</text:p>
          </table:table-cell>
          <table:table-cell office:value-type="float" office:value="12.4578498515284">
            <text:p>12.4578498515</text:p>
          </table:table-cell>
          <table:table-cell office:value-type="float" office:value="11.9666305278174">
            <text:p>11.9666305278</text:p>
          </table:table-cell>
          <table:table-cell office:value-type="float" office:value="11.3666775067751">
            <text:p>11.3666775068</text:p>
          </table:table-cell>
          <table:table-cell office:value-type="float" office:value="12.6497330196078">
            <text:p>12.6497330196</text:p>
          </table:table-cell>
          <table:table-cell office:value-type="float" office:value="13.7376289695024">
            <text:p>13.7376289695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12.8070351145038">
            <text:p>12.8070351145</text:p>
          </table:table-cell>
          <table:table-cell office:value-type="float" office:value="10.8520155239327">
            <text:p>10.8520155239</text:p>
          </table:table-cell>
          <table:table-cell office:value-type="float" office:value="12.45482187909">
            <text:p>12.4548218791</text:p>
          </table:table-cell>
          <table:table-cell office:value-type="float" office:value="12.4578498515284">
            <text:p>12.4578498515</text:p>
          </table:table-cell>
          <table:table-cell office:value-type="float" office:value="12.3000117302053">
            <text:p>12.3000117302</text:p>
          </table:table-cell>
          <table:table-cell office:value-type="float" office:value="10.8801660181582">
            <text:p>10.8801660182</text:p>
          </table:table-cell>
          <table:table-cell office:value-type="float" office:value="12.9538131402715">
            <text:p>12.9538131403</text:p>
          </table:table-cell>
          <table:table-cell office:value-type="float" office:value="12.5583900924431">
            <text:p>12.5583900924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13.9810133333333">
            <text:p>13.9810133333</text:p>
          </table:table-cell>
          <table:table-cell table:number-columns-repeated="2"/>
          <table:table-cell office:value-type="float" office:value="12.1743141507824">
            <text:p>12.1743141508</text:p>
          </table:table-cell>
          <table:table-cell table:number-columns-repeated="2"/>
          <table:table-cell office:value-type="float" office:value="13.6364046632926">
            <text:p>13.636404663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12.4578498515284">
            <text:p>12.4578498515</text:p>
          </table:table-cell>
          <table:table-cell table:number-columns-repeated="6"/>
        </table:table-row>
        <table:table-row table:style-name="ro1" table:number-rows-repeated="104852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shapes>
          <draw:frame draw:z-index="0" draw:style-name="gr1" svg:width="8.2201in" svg:height="4.6098in" svg:x="21.9815in" svg:y="0.189in">
            <draw:object draw:notify-on-update-of-ranges="Sheet2.G3:Sheet2.G6 Sheet2.H2:Sheet2.H2 Sheet2.H3:Sheet2.H6 Sheet2.J3:Sheet2.J6 Sheet2.J3:Sheet2.J6 Sheet2.I2:Sheet2.I2 Sheet2.I3:Sheet2.I6 Sheet2.K3:Sheet2.K6 Sheet2.K3:Sheet2.K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8.2201in" svg:height="4.6098in" svg:x="13.5102in" svg:y="4.6693in">
            <draw:object draw:notify-on-update-of-ranges="Sheet2.A10:Sheet2.A13 Sheet2.B9:Sheet2.B9 Sheet2.B10:Sheet2.B13 Sheet2.D10:Sheet2.D13 Sheet2.D10:Sheet2.D13 Sheet2.C9:Sheet2.C9 Sheet2.C10:Sheet2.C13 Sheet2.E10:Sheet2.E13 Sheet2.E10:Sheet2.E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8.2201in" svg:height="4.6098in" svg:x="21.9878in" svg:y="4.6591in">
            <draw:object draw:notify-on-update-of-ranges="Sheet2.G10:Sheet2.G13 Sheet2.H9:Sheet2.H9 Sheet2.H10:Sheet2.H13 Sheet2.J10:Sheet2.J13 Sheet2.J10:Sheet2.J13 Sheet2.I9:Sheet2.I9 Sheet2.I10:Sheet2.I13 Sheet2.K10:Sheet2.K13 Sheet2.K10:Sheet2.K1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svg:width="8.2201in" svg:height="4.6098in" svg:x="13.7142in" svg:y="0in">
            <draw:object draw:notify-on-update-of-ranges="Sheet2.A3:Sheet2.A6 Sheet2.B2:Sheet2.B2 Sheet2.B3:Sheet2.B6 Sheet2.D3:Sheet2.D6 Sheet2.D3:Sheet2.D6 Sheet2.C2:Sheet2.C2 Sheet2.C3:Sheet2.C6 Sheet2.E3:Sheet2.E6 Sheet2.E3:Sheet2.E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2201in" svg:height="4.6098in" svg:x="10.002in" svg:y="9.189in">
            <draw:object draw:notify-on-update-of-ranges="Sheet2.A16:Sheet2.A19 Sheet2.B15:Sheet2.B15 Sheet2.B16:Sheet2.B19 Sheet2.E16:Sheet2.E19 Sheet2.E16:Sheet2.E19 Sheet2.C15:Sheet2.C15 Sheet2.C16:Sheet2.C19 Sheet2.F16:Sheet2.F19 Sheet2.F16:Sheet2.F19 Sheet2.D15:Sheet2.D15 Sheet2.D16:Sheet2.D19 Sheet2.G16:Sheet2.G19 Sheet2.G16:Sheet2.G1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svg:width="8.2201in" svg:height="4.6098in" svg:x="18.3358in" svg:y="9.2252in">
            <draw:object draw:notify-on-update-of-ranges="Sheet2.I16:Sheet2.I19 Sheet2.J15:Sheet2.J15 Sheet2.J16:Sheet2.J19 Sheet2.M16:Sheet2.M19 Sheet2.M16:Sheet2.M19 Sheet2.K15:Sheet2.K15 Sheet2.K16:Sheet2.K19 Sheet2.N16:Sheet2.N19 Sheet2.N16:Sheet2.N19 Sheet2.L15:Sheet2.L15 Sheet2.L16:Sheet2.L19 Sheet2.O16:Sheet2.O19 Sheet2.O16:Sheet2.O1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8"/>
        <table:table-column table:style-name="co19" table:default-cell-style-name="ce1"/>
        <table:table-column table:style-name="co25" table:default-cell-style-name="ce1"/>
        <table:table-column table:style-name="co19" table:default-cell-style-name="ce1"/>
        <table:table-column table:style-name="co26" table:default-cell-style-name="ce1"/>
        <table:table-column table:style-name="co19" table:number-columns-repeated="1015" table:default-cell-style-name="ce1"/>
        <table:table-row table:style-name="ro1">
          <table:table-cell table:style-name="ce6" office:value-type="string">
            <text:p>DOWN</text:p>
          </table:table-cell>
          <table:table-cell table:style-name="ce7" table:number-columns-repeated="5"/>
          <table:table-cell table:style-name="ce7" office:value-type="string">
            <text:p>UP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office:value-type="string">
            <text:p>Size</text:p>
          </table:table-cell>
          <table:table-cell table:style-name="Default" office:value-type="string">
            <text:p>swift</text:p>
          </table:table-cell>
          <table:table-cell office:value-type="string">
            <text:p>lob</text:p>
          </table:table-cell>
          <table:table-cell table:style-name="Default" office:value-type="string">
            <text:p>swift</text:p>
          </table:table-cell>
          <table:table-cell table:style-name="Default" office:value-type="string">
            <text:p>Lob-swift-BK stdev down </text:p>
          </table:table-cell>
          <table:table-cell table:style-name="Default"/>
          <table:table-cell office:value-type="string">
            <text:p>Size</text:p>
          </table:table-cell>
          <table:table-cell table:style-name="ce8" office:value-type="string">
            <text:p>swift</text:p>
          </table:table-cell>
          <table:table-cell table:style-name="Default" office:value-type="string">
            <text:p>lob</text:p>
          </table:table-cell>
          <table:table-cell table:style-name="Default" office:value-type="string">
            <text:p>swift stdev up</text:p>
          </table:table-cell>
          <table:table-cell office:value-type="string">
            <text:p>Lob-swift-BK stdev up 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155.8202889527">
            <text:p>155.8202889527</text:p>
          </table:table-cell>
          <table:table-cell office:value-type="float" office:value="139.8074769621">
            <text:p>139.8074769621</text:p>
          </table:table-cell>
          <table:table-cell table:style-name="Default" office:value-type="float" office:value="10.690897021">
            <text:p>10.690897021</text:p>
          </table:table-cell>
          <table:table-cell table:style-name="Default" office:value-type="float" office:value="106.5714802633">
            <text:p>106.5714802633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 office:value-type="float" office:value="65.4488559011">
            <text:p>65.4488559011</text:p>
          </table:table-cell>
          <table:table-cell table:style-name="Default" office:value-type="float" office:value="41.5569010381">
            <text:p>41.5569010381</text:p>
          </table:table-cell>
          <table:table-cell table:style-name="Default" office:value-type="float" office:value="2.0472481272">
            <text:p>2.0472481272</text:p>
          </table:table-cell>
          <table:table-cell office:value-type="float" office:value="14.1436767055">
            <text:p>14.1436767055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7.5521729253">
            <text:p>127.5521729253</text:p>
          </table:table-cell>
          <table:table-cell office:value-type="float" office:value="127.0601456367">
            <text:p>127.0601456367</text:p>
          </table:table-cell>
          <table:table-cell table:style-name="Default" office:value-type="float" office:value="17.4717645475">
            <text:p>17.4717645475</text:p>
          </table:table-cell>
          <table:table-cell table:style-name="Default" office:value-type="float" office:value="35.5212858342">
            <text:p>35.5212858342</text:p>
          </table:table-cell>
          <table:table-cell table:style-name="Default"/>
          <table:table-cell office:value-type="float" office:value="2">
            <text:p>2</text:p>
          </table:table-cell>
          <table:table-cell table:style-name="Default" office:value-type="float" office:value="35.3641960558">
            <text:p>35.3641960558</text:p>
          </table:table-cell>
          <table:table-cell table:style-name="Default" office:value-type="float" office:value="33.4455701221">
            <text:p>33.4455701221</text:p>
          </table:table-cell>
          <table:table-cell table:style-name="Default" office:value-type="float" office:value="16.2110487076">
            <text:p>16.2110487076</text:p>
          </table:table-cell>
          <table:table-cell office:value-type="float" office:value="5.8523050791">
            <text:p>5.852305079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float" office:value="209.0679818276">
            <text:p>209.0679818276</text:p>
          </table:table-cell>
          <table:table-cell office:value-type="float" office:value="46.4455815502">
            <text:p>46.4455815502</text:p>
          </table:table-cell>
          <table:table-cell table:style-name="Default" office:value-type="float" office:value="61.6601480256">
            <text:p>61.6601480256</text:p>
          </table:table-cell>
          <table:table-cell table:style-name="Default" office:value-type="float" office:value="29.6034364678">
            <text:p>29.6034364678</text:p>
          </table:table-cell>
          <table:table-cell table:style-name="Default"/>
          <table:table-cell table:style-name="ce2" office:value-type="float" office:value="4">
            <text:p>4</text:p>
          </table:table-cell>
          <table:table-cell table:style-name="Default" office:value-type="float" office:value="49.7675313034">
            <text:p>49.7675313034</text:p>
          </table:table-cell>
          <table:table-cell table:style-name="Default" office:value-type="float" office:value="22.7802467103">
            <text:p>22.7802467103</text:p>
          </table:table-cell>
          <table:table-cell table:style-name="Default" office:value-type="float" office:value="18.1698542677">
            <text:p>18.1698542677</text:p>
          </table:table-cell>
          <table:table-cell office:value-type="float" office:value="2.2809196771">
            <text:p>2.280919677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float" office:value="205.8670353521">
            <text:p>205.8670353521</text:p>
          </table:table-cell>
          <table:table-cell table:style-name="Default" office:value-type="float" office:value="50.0618843294">
            <text:p>50.0618843294</text:p>
          </table:table-cell>
          <table:table-cell table:style-name="Default" office:value-type="float" office:value="65.4340151403">
            <text:p>65.4340151403</text:p>
          </table:table-cell>
          <table:table-cell table:style-name="Default" office:value-type="float" office:value="23.5377290483">
            <text:p>23.5377290483</text:p>
          </table:table-cell>
          <table:table-cell table:style-name="Default"/>
          <table:table-cell table:style-name="ce2" office:value-type="float" office:value="16">
            <text:p>16</text:p>
          </table:table-cell>
          <table:table-cell table:style-name="Default" office:value-type="float" office:value="62.7188171006">
            <text:p>62.7188171006</text:p>
          </table:table-cell>
          <table:table-cell table:style-name="Default" office:value-type="float" office:value="32.0047656875">
            <text:p>32.0047656875</text:p>
          </table:table-cell>
          <table:table-cell table:style-name="Default" office:value-type="float" office:value="10.430627174">
            <text:p>10.430627174</text:p>
          </table:table-cell>
          <table:table-cell office:value-type="float" office:value="16.0800686459">
            <text:p>16.0800686459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>
            <text:p>Size</text:p>
          </table:table-cell>
          <table:table-cell table:style-name="Default" office:value-type="string">
            <text:p>sftp <text:s text:c="2"/></text:p>
          </table:table-cell>
          <table:table-cell office:value-type="string">
            <text:p>lob</text:p>
          </table:table-cell>
          <table:table-cell table:style-name="Default" office:value-type="string">
            <text:p>sftp stdev down</text:p>
          </table:table-cell>
          <table:table-cell table:style-name="Default" office:value-type="string">
            <text:p>Lob-sftp stdev down</text:p>
          </table:table-cell>
          <table:table-cell table:style-name="Default"/>
          <table:table-cell office:value-type="string">
            <text:p>Size</text:p>
          </table:table-cell>
          <table:table-cell table:style-name="Default" office:value-type="string">
            <text:p>sftp</text:p>
          </table:table-cell>
          <table:table-cell office:value-type="string">
            <text:p>lob</text:p>
          </table:table-cell>
          <table:table-cell table:style-name="Default" office:value-type="string">
            <text:p>sftp stdev up</text:p>
          </table:table-cell>
          <table:table-cell table:style-name="Default" office:value-type="string">
            <text:p>Lob-sftp stdev up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89.3877213694">
            <text:p>89.3877213694</text:p>
          </table:table-cell>
          <table:table-cell office:value-type="float" office:value="9.6097232231">
            <text:p>9.6097232231</text:p>
          </table:table-cell>
          <table:table-cell table:style-name="Default" office:value-type="float" office:value="3.2154488412">
            <text:p>3.2154488412</text:p>
          </table:table-cell>
          <table:table-cell table:style-name="Default" office:value-type="float" office:value="2.140086759">
            <text:p>2.140086759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 office:value-type="float" office:value="11.5140603919">
            <text:p>11.5140603919</text:p>
          </table:table-cell>
          <table:table-cell table:style-name="Default" office:value-type="float" office:value="12.8420935988">
            <text:p>12.8420935988</text:p>
          </table:table-cell>
          <table:table-cell office:value-type="float" office:value="0.3140485008">
            <text:p>0.3140485008</text:p>
          </table:table-cell>
          <table:table-cell table:style-name="Default" office:value-type="float" office:value="0.9335777133">
            <text:p>0.9335777133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77.80743921">
            <text:p>77.80743921</text:p>
          </table:table-cell>
          <table:table-cell office:value-type="float" office:value="10.8380129233">
            <text:p>10.8380129233</text:p>
          </table:table-cell>
          <table:table-cell table:style-name="Default" office:value-type="float" office:value="18.7794910091">
            <text:p>18.7794910091</text:p>
          </table:table-cell>
          <table:table-cell table:style-name="Default" office:value-type="float" office:value="1.3393466886">
            <text:p>1.3393466886</text:p>
          </table:table-cell>
          <table:table-cell table:style-name="Default"/>
          <table:table-cell office:value-type="float" office:value="2">
            <text:p>2</text:p>
          </table:table-cell>
          <table:table-cell table:style-name="Default" office:value-type="float" office:value="12.7940768598">
            <text:p>12.7940768598</text:p>
          </table:table-cell>
          <table:table-cell table:style-name="Default" office:value-type="float" office:value="11.2442545591">
            <text:p>11.2442545591</text:p>
          </table:table-cell>
          <table:table-cell office:value-type="float" office:value="0.9430817363">
            <text:p>0.9430817363</text:p>
          </table:table-cell>
          <table:table-cell table:style-name="Default" office:value-type="float" office:value="0.2645258891">
            <text:p>0.264525889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Default" office:value-type="float" office:value="75.863415763">
            <text:p>75.863415763</text:p>
          </table:table-cell>
          <table:table-cell office:value-type="float" office:value="12.3869659263">
            <text:p>12.3869659263</text:p>
          </table:table-cell>
          <table:table-cell table:style-name="Default" office:value-type="float" office:value="3.2278933396">
            <text:p>3.2278933396</text:p>
          </table:table-cell>
          <table:table-cell table:style-name="ce1" office:value-type="float" office:value="1.1809539446">
            <text:p>1.1809539446</text:p>
          </table:table-cell>
          <table:table-cell table:style-name="Default"/>
          <table:table-cell table:style-name="ce2" office:value-type="float" office:value="4">
            <text:p>4</text:p>
          </table:table-cell>
          <table:table-cell table:style-name="Default" office:value-type="float" office:value="12.499699087">
            <text:p>12.499699087</text:p>
          </table:table-cell>
          <table:table-cell table:style-name="Default" office:value-type="float" office:value="13.1962349073">
            <text:p>13.1962349073</text:p>
          </table:table-cell>
          <table:table-cell office:value-type="float" office:value="1.0905001609">
            <text:p>1.0905001609</text:p>
          </table:table-cell>
          <table:table-cell table:style-name="Default" office:value-type="float" office:value="0.8369062638">
            <text:p>0.8369062638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Default" office:value-type="float" office:value="75.0088927238">
            <text:p>75.0088927238</text:p>
          </table:table-cell>
          <table:table-cell office:value-type="float" office:value="12.4474928602">
            <text:p>12.4474928602</text:p>
          </table:table-cell>
          <table:table-cell table:style-name="Default" office:value-type="float" office:value="1.1890392353">
            <text:p>1.1890392353</text:p>
          </table:table-cell>
          <table:table-cell table:style-name="ce1" office:value-type="float" office:value="1.9776403217">
            <text:p>1.9776403217</text:p>
          </table:table-cell>
          <table:table-cell table:style-name="Default"/>
          <table:table-cell table:style-name="ce2" office:value-type="float" office:value="16">
            <text:p>16</text:p>
          </table:table-cell>
          <table:table-cell table:style-name="Default" office:value-type="float" office:value="14.5794272737">
            <text:p>14.5794272737</text:p>
          </table:table-cell>
          <table:table-cell table:style-name="Default" office:value-type="float" office:value="13.0823541057">
            <text:p>13.0823541057</text:p>
          </table:table-cell>
          <table:table-cell office:value-type="float" office:value="0.6346874103">
            <text:p>0.6346874103</text:p>
          </table:table-cell>
          <table:table-cell table:style-name="Default" office:value-type="float" office:value="0.505383048">
            <text:p>0.505383048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8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>
            <text:p>Size</text:p>
          </table:table-cell>
          <table:table-cell office:value-type="string">
            <text:p>sftp</text:p>
          </table:table-cell>
          <table:table-cell table:style-name="Default" office:value-type="string">
            <text:p>webDav</text:p>
          </table:table-cell>
          <table:table-cell table:style-name="Default" office:value-type="string">
            <text:p>lob</text:p>
          </table:table-cell>
          <table:table-cell table:style-name="Default" office:value-type="string">
            <text:p>sftp</text:p>
          </table:table-cell>
          <table:table-cell table:style-name="Default" office:value-type="string">
            <text:p>javaDav stdev down</text:p>
          </table:table-cell>
          <table:table-cell table:style-name="Default" office:value-type="string">
            <text:p>Lob-local stdev down</text:p>
          </table:table-cell>
          <table:table-cell/>
          <table:table-cell office:value-type="string">
            <text:p>Size</text:p>
          </table:table-cell>
          <table:table-cell office:value-type="string">
            <text:p>sftp</text:p>
          </table:table-cell>
          <table:table-cell table:style-name="Default" office:value-type="string">
            <text:p>webDav</text:p>
          </table:table-cell>
          <table:table-cell table:style-name="Default" office:value-type="string">
            <text:p>lob</text:p>
          </table:table-cell>
          <table:table-cell table:style-name="Default" office:value-type="string">
            <text:p>sftp-local stdev up</text:p>
          </table:table-cell>
          <table:table-cell table:style-name="Default" office:value-type="string">
            <text:p>JavaDav-local up</text:p>
          </table:table-cell>
          <table:table-cell table:style-name="Default" office:value-type="string">
            <text:p>Lob-local stdev up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0.4234929141">
            <text:p>410.4234929141</text:p>
          </table:table-cell>
          <table:table-cell table:style-name="Default" office:value-type="float" office:value="1537.9114666667">
            <text:p>1537.9114666667</text:p>
          </table:table-cell>
          <table:table-cell office:value-type="float" office:value="1305.3485067821">
            <text:p>1305.3485067821</text:p>
          </table:table-cell>
          <table:table-cell table:style-name="Default" office:value-type="float" office:value="25.9206232459">
            <text:p>25.9206232459</text:p>
          </table:table-cell>
          <table:table-cell table:style-name="Default" office:value-type="float" office:value="161.4388362309">
            <text:p>161.4388362309</text:p>
          </table:table-cell>
          <table:table-cell table:style-name="Default" office:value-type="float" office:value="168.2450368389">
            <text:p>168.2450368389</text:p>
          </table:table-cell>
          <table:table-cell/>
          <table:table-cell office:value-type="float" office:value="1">
            <text:p>1</text:p>
          </table:table-cell>
          <table:table-cell office:value-type="float" office:value="358.6912074592">
            <text:p>358.6912074592</text:p>
          </table:table-cell>
          <table:table-cell table:style-name="Default" office:value-type="float" office:value="1027.7709206349">
            <text:p>1027.7709206349</text:p>
          </table:table-cell>
          <table:table-cell office:value-type="float" office:value="1156.444217367">
            <text:p>1156.444217367</text:p>
          </table:table-cell>
          <table:table-cell table:style-name="Default" office:value-type="float" office:value="28.3204251192">
            <text:p>28.3204251192</text:p>
          </table:table-cell>
          <table:table-cell office:value-type="float" office:value="109.6067712683">
            <text:p>109.6067712683</text:p>
          </table:table-cell>
          <table:table-cell table:style-name="Default" office:value-type="float" office:value="134.4830566916">
            <text:p>134.4830566916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.1908295445">
            <text:p>134.1908295445</text:p>
          </table:table-cell>
          <table:table-cell table:style-name="Default" office:value-type="float" office:value="182.43093966">
            <text:p>182.43093966</text:p>
          </table:table-cell>
          <table:table-cell office:value-type="float" office:value="167.2492960766">
            <text:p>167.2492960766</text:p>
          </table:table-cell>
          <table:table-cell table:style-name="Default" office:value-type="float" office:value="13.6683187023">
            <text:p>13.6683187023</text:p>
          </table:table-cell>
          <table:table-cell table:style-name="Default" office:value-type="float" office:value="62.234393074">
            <text:p>62.234393074</text:p>
          </table:table-cell>
          <table:table-cell table:style-name="Default" office:value-type="float" office:value="32.7596794864">
            <text:p>32.7596794864</text:p>
          </table:table-cell>
          <table:table-cell/>
          <table:table-cell office:value-type="float" office:value="2">
            <text:p>2</text:p>
          </table:table-cell>
          <table:table-cell office:value-type="float" office:value="373.2880767749">
            <text:p>373.2880767749</text:p>
          </table:table-cell>
          <table:table-cell table:style-name="Default" office:value-type="float" office:value="605.8104316731">
            <text:p>605.8104316731</text:p>
          </table:table-cell>
          <table:table-cell office:value-type="float" office:value="419.1284238578">
            <text:p>419.1284238578</text:p>
          </table:table-cell>
          <table:table-cell table:style-name="Default" office:value-type="float" office:value="15.1551734065">
            <text:p>15.1551734065</text:p>
          </table:table-cell>
          <table:table-cell office:value-type="float" office:value="73.7710890081">
            <text:p>73.7710890081</text:p>
          </table:table-cell>
          <table:table-cell table:style-name="Default" office:value-type="float" office:value="174.9478404711">
            <text:p>174.9478404711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Default" office:value-type="float" office:value="332.1012944485">
            <text:p>332.1012944485</text:p>
          </table:table-cell>
          <table:table-cell table:style-name="Default" office:value-type="float" office:value="268.5747096294">
            <text:p>268.5747096294</text:p>
          </table:table-cell>
          <table:table-cell table:style-name="Default" office:value-type="float" office:value="145.0562514792">
            <text:p>145.0562514792</text:p>
          </table:table-cell>
          <table:table-cell table:style-name="ce1" office:value-type="float" office:value="66.695789972">
            <text:p>66.695789972</text:p>
          </table:table-cell>
          <table:table-cell table:style-name="Default" office:value-type="float" office:value="5.0994154789">
            <text:p>5.0994154789</text:p>
          </table:table-cell>
          <table:table-cell table:style-name="Default" office:value-type="float" office:value="5.3778773697">
            <text:p>5.3778773697</text:p>
          </table:table-cell>
          <table:table-cell table:style-name="Default"/>
          <table:table-cell table:style-name="ce2" office:value-type="float" office:value="4">
            <text:p>4</text:p>
          </table:table-cell>
          <table:table-cell table:style-name="Default" office:value-type="float" office:value="101.5941192644">
            <text:p>101.5941192644</text:p>
          </table:table-cell>
          <table:table-cell table:style-name="Default" office:value-type="float" office:value="129.0990964078">
            <text:p>129.0990964078</text:p>
          </table:table-cell>
          <table:table-cell table:style-name="Default" office:value-type="float" office:value="115.9767131215">
            <text:p>115.9767131215</text:p>
          </table:table-cell>
          <table:table-cell office:value-type="float" office:value="3.3584069249">
            <text:p>3.3584069249</text:p>
          </table:table-cell>
          <table:table-cell table:style-name="Default" office:value-type="float" office:value="2.4686726691">
            <text:p>2.4686726691</text:p>
          </table:table-cell>
          <table:table-cell table:style-name="Default" office:value-type="float" office:value="6.9910711699">
            <text:p>6.991071169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Default" office:value-type="float" office:value="267.3237001813">
            <text:p>267.3237001813</text:p>
          </table:table-cell>
          <table:table-cell table:style-name="Default" office:value-type="float" office:value="136.9613769417">
            <text:p>136.9613769417</text:p>
          </table:table-cell>
          <table:table-cell table:style-name="Default" office:value-type="float" office:value="123.9719466832">
            <text:p>123.9719466832</text:p>
          </table:table-cell>
          <table:table-cell table:style-name="ce1" office:value-type="float" office:value="4.3711789981">
            <text:p>4.3711789981</text:p>
          </table:table-cell>
          <table:table-cell table:style-name="Default" office:value-type="float" office:value="6.6255113776">
            <text:p>6.6255113776</text:p>
          </table:table-cell>
          <table:table-cell table:style-name="Default" office:value-type="float" office:value="5.4429543801">
            <text:p>5.4429543801</text:p>
          </table:table-cell>
          <table:table-cell table:style-name="Default"/>
          <table:table-cell table:style-name="ce2" office:value-type="float" office:value="16">
            <text:p>16</text:p>
          </table:table-cell>
          <table:table-cell table:style-name="Default" office:value-type="float" office:value="108.6284530984">
            <text:p>108.6284530984</text:p>
          </table:table-cell>
          <table:table-cell table:style-name="Default" office:value-type="float" office:value="109.8025867419">
            <text:p>109.8025867419</text:p>
          </table:table-cell>
          <table:table-cell table:style-name="Default" office:value-type="float" office:value="117.5668520675">
            <text:p>117.5668520675</text:p>
          </table:table-cell>
          <table:table-cell office:value-type="float" office:value="0.3284422909">
            <text:p>0.3284422909</text:p>
          </table:table-cell>
          <table:table-cell table:style-name="Default" office:value-type="float" office:value="4.5256078693">
            <text:p>4.5256078693</text:p>
          </table:table-cell>
          <table:table-cell table:style-name="Default" office:value-type="float" office:value="3.8887440377">
            <text:p>3.888744037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1009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Default" table:number-columns-repeated="6"/>
          <table:table-cell table:style-name="ce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15"/>
          <table:table-cell table:number-columns-repeated="1008"/>
        </table:table-row>
        <table:table-row table:style-name="ro1">
          <table:table-cell/>
          <table:table-cell table:style-name="Default" table:number-columns-repeated="15"/>
          <table:table-cell table:number-columns-repeated="10"/>
          <table:table-cell office:value-type="string">
            <text:p>s</text:p>
          </table:table-cell>
          <table:table-cell table:number-columns-repeated="997"/>
        </table:table-row>
        <table:table-row table:style-name="ro1" table:number-rows-repeated="3">
          <table:table-cell/>
          <table:table-cell table:style-name="Default" table:number-columns-repeated="1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3"/>
          <table:table-cell table:style-name="Default"/>
          <table:table-cell table:number-columns-repeated="101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1-04T18:00:22</dc:date>
    <meta:editing-duration>PT20H57M56S</meta:editing-duration>
    <meta:editing-cycles>270</meta:editing-cycles>
    <meta:document-statistic meta:table-count="2" meta:cell-count="48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upper-indicator="true" chart:error-lower-indicator="true" chart:error-category="cell-rang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3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cm" chart:symbol-height="0.2cm" chart:error-upper-indicator="true" chart:error-lower-indicator="true" chart:error-category="cell-range" chart:error-upper-range="Sheet1.D27:Sheet1.D30" chart:error-lower-range="Sheet1.D27:Sheet1.D30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cm" chart:symbol-height="0.2cm" chart:error-upper-indicator="true" chart:error-lower-indicator="true" chart:error-category="cell-range" chart:error-upper-range="Sheet1.E27:Sheet1.E30" chart:error-lower-range="Sheet1.E27:Sheet1.E30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error-category="cell-range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cm" chart:symbol-height="0.2cm" chart:error-upper-indicator="true" chart:error-lower-indicator="true" chart:error-category="cell-range" chart:error-upper-range="Sheet1.D21:Sheet1.D24" chart:error-lower-range="Sheet1.D21:Sheet1.D24">
        <chart:symbol-image xlink:href="Pictures/20000011000000DD000000DDD8E12A8C.svm" xlink:type="simple" xlink:actuate="onLoad"/>
      </style:chart-properties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chart:error-category="cell-range"/>
      <style:graphic-properties svg:stroke-color="#ffd320"/>
    </style:style>
    <style:style style:name="ch15" style:family="chart" style:data-style-name="N0">
      <style:chart-properties chart:symbol-type="named-symbol" chart:symbol-name="arrow-up" chart:symbol-width="0.2cm" chart:symbol-height="0.2cm" chart:error-upper-indicator="true" chart:error-lower-indicator="true" chart:error-category="cell-range" chart:error-upper-range="Sheet1.E21:Sheet1.E24" chart:error-lower-range="Sheet1.E21:Sheet1.E24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error-category="cell-range"/>
      <style:graphic-properties svg:stroke-color="#579d1c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226cm" svg:height="12.32cm" xlink:href=".." xlink:type="simple" chart:class="chart:line" chart:style-name="ch1">
        <chart:legend svg:x="18.397cm" svg:y="0.673cm" style:legend-expansion="custom" chartooo:width="2.748cm" chartooo:height="2.092cm" style:legend-expansion-aspect-ratio="1.31357552581262" chart:style-name="ch2"/>
        <chart:plot-area chart:style-name="ch3" table:cell-range-address="Sheet1.A27:Sheet1.C30 Sheet1.A26:Sheet1.C26 Sheet1.F26:Sheet1.G30" chart:data-source-has-labels="both" svg:x="0.746cm" svg:y="0.473cm" svg:width="20.584cm" svg:height="11.423cm">
          <chartooo:coordinate-region svg:x="1.553cm" svg:y="0.673cm" svg:width="19.59cm" svg:height="10.576cm"/>
          <chart:axis chart:dimension="x" chart:name="primary-x" chart:style-name="ch4" chartooo:axis-type="auto">
            <chartooo:date-scale/>
            <chart:title svg:x="10.084cm" svg:y="11.656cm" chart:style-name="ch5">
              <text:p>Size (GByte)</text:p>
            </chart:title>
            <chart:categories table:cell-range-address="Sheet1.A27:Sheet1.A30"/>
          </chart:axis>
          <chart:axis chart:dimension="y" chart:name="primary-y" chart:style-name="ch6">
            <chart:title svg:x="0.107cm" svg:y="7.271cm" chart:style-name="ch7">
              <text:p>Speed (Mbit/sec)</text:p>
            </chart:title>
            <chart:grid chart:style-name="ch8" chart:class="major"/>
          </chart:axis>
          <chart:series chart:style-name="ch9" chart:values-cell-range-address="Sheet1.B27:Sheet1.B30" chart:label-cell-address="Sheet1.B26:Sheet1.B26" chart:class="chart:line">
            <chart:error-indicator chart:style-name="ch10" chart:dimension="y"/>
            <chart:data-point chart:repeated="4"/>
          </chart:series>
          <chart:series chart:style-name="ch11" chart:values-cell-range-address="Sheet1.C27:Sheet1.C30" chart:label-cell-address="Sheet1.C26:Sheet1.C26" chart:class="chart:line">
            <chart:error-indicator chart:style-name="ch12" chart:dimension="y"/>
            <chart:data-point chart:repeated="4"/>
          </chart:series>
          <chart:series chart:style-name="ch13" chart:values-cell-range-address="Sheet1.F27:Sheet1.F30" chart:label-cell-address="Sheet1.F26:Sheet1.F26" chart:class="chart:line">
            <chart:error-indicator chart:style-name="ch14" chart:dimension="y"/>
            <chart:data-point chart:repeated="4"/>
          </chart:series>
          <chart:series chart:style-name="ch15" chart:values-cell-range-address="Sheet1.G27:Sheet1.G30" chart:label-cell-address="Sheet1.G26:Sheet1.G26" chart:class="chart:line">
            <chart:error-indicator chart:style-name="ch16" chart:dimension="y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ift down</text:p>
                <draw:g>
                  <svg:desc>Sheet1.B26:Sheet1.B26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swift up</text:p>
                <draw:g>
                  <svg:desc>Sheet1.C26:Sheet1.C2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lob down </text:p>
                <draw:g>
                  <svg:desc>Sheet1.F26:Sheet1.F26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lob up</text:p>
                <draw:g>
                  <svg:desc>Sheet1.G26:Sheet1.G2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7:Sheet1.A30</svg:desc>
                </draw:g>
              </table:table-cell>
              <table:table-cell office:value-type="float" office:value="155.8202889527">
                <text:p>155.8202889527</text:p>
                <draw:g>
                  <svg:desc>Sheet1.B27:Sheet1.B30</svg:desc>
                </draw:g>
              </table:table-cell>
              <table:table-cell office:value-type="float" office:value="10.6908970209504">
                <text:p>10.6908970209504</text:p>
                <draw:g>
                  <svg:desc>Sheet1.D27:Sheet1.D30</svg:desc>
                </draw:g>
              </table:table-cell>
              <table:table-cell office:value-type="float" office:value="10.6908970209504">
                <text:p>10.6908970209504</text:p>
                <draw:g>
                  <svg:desc>Sheet1.D27:Sheet1.D30</svg:desc>
                </draw:g>
              </table:table-cell>
              <table:table-cell office:value-type="float" office:value="63.9148983409">
                <text:p>63.9148983409</text:p>
                <draw:g>
                  <svg:desc>Sheet1.C27:Sheet1.C30</svg:desc>
                </draw:g>
              </table:table-cell>
              <table:table-cell office:value-type="float" office:value="1.99926574921421">
                <text:p>1.99926574921421</text:p>
                <draw:g>
                  <svg:desc>Sheet1.E27:Sheet1.E30</svg:desc>
                </draw:g>
              </table:table-cell>
              <table:table-cell office:value-type="float" office:value="1.99926574921421">
                <text:p>1.99926574921421</text:p>
                <draw:g>
                  <svg:desc>Sheet1.E27:Sheet1.E30</svg:desc>
                </draw:g>
              </table:table-cell>
              <table:table-cell office:value-type="float" office:value="121.6397582222">
                <text:p>121.6397582222</text:p>
                <draw:g>
                  <svg:desc>Sheet1.F27:Sheet1.F30</svg:desc>
                </draw:g>
              </table:table-cell>
              <table:table-cell office:value-type="float" office:value="NaN">
                <text:p>NaN</text:p>
                <draw:g>
                  <svg:desc>Sheet1.D21:Sheet1.D24</svg:desc>
                </draw:g>
              </table:table-cell>
              <table:table-cell office:value-type="float" office:value="NaN">
                <text:p>NaN</text:p>
                <draw:g>
                  <svg:desc>Sheet1.D21:Sheet1.D24</svg:desc>
                </draw:g>
              </table:table-cell>
              <table:table-cell office:value-type="float" office:value="41.5569010381">
                <text:p>41.5569010381</text:p>
                <draw:g>
                  <svg:desc>Sheet1.G27:Sheet1.G30</svg:desc>
                </draw:g>
              </table:table-cell>
              <table:table-cell office:value-type="float" office:value="NaN">
                <text:p>NaN</text:p>
                <draw:g>
                  <svg:desc>Sheet1.E21:Sheet1.E24</svg:desc>
                </draw:g>
              </table:table-cell>
              <table:table-cell office:value-type="float" office:value="NaN">
                <text:p>NaN</text:p>
                <draw:g>
                  <svg:desc>Sheet1.E21:Sheet1.E2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7.5521729253">
                <text:p>127.5521729253</text:p>
              </table:table-cell>
              <table:table-cell office:value-type="float" office:value="17.4717645475087">
                <text:p>17.4717645475087</text:p>
              </table:table-cell>
              <table:table-cell office:value-type="float" office:value="17.4717645475087">
                <text:p>17.4717645475087</text:p>
              </table:table-cell>
              <table:table-cell office:value-type="float" office:value="34.5353477108">
                <text:p>34.5353477108</text:p>
              </table:table-cell>
              <table:table-cell office:value-type="float" office:value="15.8311022535068">
                <text:p>15.8311022535068</text:p>
              </table:table-cell>
              <table:table-cell office:value-type="float" office:value="15.8311022535068">
                <text:p>15.8311022535068</text:p>
              </table:table-cell>
              <table:table-cell office:value-type="float" office:value="100.2412224351">
                <text:p>100.241222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6893923571">
                <text:p>30.6893923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9.0679818276">
                <text:p>249.0679818276</text:p>
              </table:table-cell>
              <table:table-cell office:value-type="float" office:value="61.6601480256329">
                <text:p>61.6601480256329</text:p>
              </table:table-cell>
              <table:table-cell office:value-type="float" office:value="61.6601480256329">
                <text:p>61.6601480256329</text:p>
              </table:table-cell>
              <table:table-cell office:value-type="float" office:value="59.6223076964">
                <text:p>59.6223076964</text:p>
              </table:table-cell>
              <table:table-cell office:value-type="float" office:value="14.4308789598659">
                <text:p>14.4308789598659</text:p>
              </table:table-cell>
              <table:table-cell office:value-type="float" office:value="14.4308789598659">
                <text:p>14.4308789598659</text:p>
              </table:table-cell>
              <table:table-cell office:value-type="float" office:value="62.4088291465">
                <text:p>62.408829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273266303">
                <text:p>19.8273266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5.8670353521">
                <text:p>205.8670353521</text:p>
              </table:table-cell>
              <table:table-cell office:value-type="float" office:value="65.4340151402373">
                <text:p>65.4340151402373</text:p>
              </table:table-cell>
              <table:table-cell office:value-type="float" office:value="65.4340151402373">
                <text:p>65.4340151402373</text:p>
              </table:table-cell>
              <table:table-cell office:value-type="float" office:value="62.7074525688">
                <text:p>62.7074525688</text:p>
              </table:table-cell>
              <table:table-cell office:value-type="float" office:value="10.428737163896">
                <text:p>10.428737163896</text:p>
              </table:table-cell>
              <table:table-cell office:value-type="float" office:value="10.428737163896">
                <text:p>10.428737163896</text:p>
              </table:table-cell>
              <table:table-cell office:value-type="float" office:value="40.5711624337">
                <text:p>40.571162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8397829174">
                <text:p>26.8397829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style:rotation-angle="0"/>
      <style:text-properties fo:font-size="12pt" style:font-size-asian="9pt" style:font-size-complex="9pt"/>
    </style:style>
    <style:style style:name="ch5" style:family="chart">
      <style:chart-properties style:rotation-angle="9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cm" chart:symbol-height="0.2cm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cm" chart:symbol-height="0.2cm">
        <chart:symbol-image xlink:href="Pictures/20000011000000DD000000DDD8E12A8C.svm" xlink:type="simple" xlink:actuate="onLoad"/>
      </style:chart-properties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cm" chart:symbol-height="0.2cm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cm" chart:symbol-height="0.2cm"/>
      <style:graphic-properties svg:stroke-width="0.051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/>
      <style:graphic-properties svg:stroke-width="0.051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solid" draw:fill-color="#c0c0c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2.236cm" svg:height="12.312cm" xlink:href=".." xlink:type="simple" chart:class="chart:line" chart:style-name="ch1">
        <chart:plot-area chart:style-name="ch2" table:cell-range-address="Sheet1.A1:Sheet1.G5" chart:data-source-has-labels="both" svg:x="0.879cm" svg:y="0.347cm" svg:width="18.537cm" svg:height="11.577cm">
          <chartooo:coordinate-region svg:x="1.844cm" svg:y="0.573cm" svg:width="17.332cm" svg:height="10.651cm"/>
          <chart:axis chart:dimension="x" chart:name="primary-x" chart:style-name="ch3" chartooo:axis-type="auto">
            <chartooo:date-scale/>
            <chart:title svg:x="9.947cm" svg:y="11.515cm" chart:style-name="ch4">
              <text:p>Size(GByte)</text:p>
            </chart:title>
            <chart:categories table:cell-range-address="Sheet1.A2:Sheet1.A5"/>
          </chart:axis>
          <chart:axis chart:dimension="y" chart:name="primary-y" chart:style-name="ch3">
            <chart:title svg:x="0.142cm" svg:y="7.344cm" chart:style-name="ch5">
              <text:p>Speed(MBit/sec)</text:p>
            </chart:title>
            <chart:grid chart:style-name="ch6" chart:class="major"/>
          </chart:axis>
          <chart:series chart:style-name="ch7" chart:values-cell-range-address="Sheet1.B2:Sheet1.B5" chart:label-cell-address="Sheet1.B1:Sheet1.B1" chart:class="chart:line">
            <chart:data-point chart:repeated="4"/>
          </chart:series>
          <chart:series chart:style-name="ch8" chart:values-cell-range-address="Sheet1.C2:Sheet1.C5" chart:label-cell-address="Sheet1.C1:Sheet1.C1" chart:class="chart:line">
            <chart:data-point chart:repeated="4"/>
          </chart:series>
          <chart:series chart:style-name="ch9" chart:values-cell-range-address="Sheet1.D2:Sheet1.D5" chart:label-cell-address="Sheet1.D1:Sheet1.D1" chart:class="chart:line">
            <chart:data-point chart:repeated="4"/>
          </chart:series>
          <chart:series chart:style-name="ch10" chart:values-cell-range-address="Sheet1.E2:Sheet1.E5" chart:label-cell-address="Sheet1.E1:Sheet1.E1" chart:class="chart:line">
            <chart:data-point chart:repeated="4"/>
          </chart:series>
          <chart:series chart:style-name="ch11" chart:values-cell-range-address="Sheet1.F2:Sheet1.F5" chart:label-cell-address="Sheet1.F1:Sheet1.F1" chart:class="chart:line">
            <chart:data-point chart:repeated="4"/>
          </chart:series>
          <chart:series chart:style-name="ch12" chart:values-cell-range-address="Sheet1.G2:Sheet1.G5" chart:label-cell-address="Sheet1.G1:Sheet1.G1" chart:class="chart:line">
            <chart:data-point chart:repeated="4"/>
          </chart:series>
          <chart:wall chart:style-name="ch13"/>
          <chart:floor chart:style-name="ch14"/>
        </chart:plot-area>
        <draw:frame draw:style-name="gr1" draw:text-style-name="P1" svg:width="2.934cm" svg:height="3.089cm" svg:x="1.88cm" svg:y="0.61cm">
          <draw:image xlink:href="Pictures/2000010400000B7600000C11727DFDDA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ift down</text:p>
                <draw:g>
                  <svg:desc>Sheet1.B1:Sheet1.B1</svg:desc>
                </draw:g>
              </table:table-cell>
              <table:table-cell office:value-type="string">
                <text:p>swift up</text:p>
                <draw:g>
                  <svg:desc>Sheet1.C1:Sheet1.C1</svg:desc>
                </draw:g>
              </table:table-cell>
              <table:table-cell office:value-type="string">
                <text:p>sftp  down  </text:p>
                <draw:g>
                  <svg:desc>Sheet1.D1:Sheet1.D1</svg:desc>
                </draw:g>
              </table:table-cell>
              <table:table-cell office:value-type="string">
                <text:p>sftp up</text:p>
                <draw:g>
                  <svg:desc>Sheet1.E1:Sheet1.E1</svg:desc>
                </draw:g>
              </table:table-cell>
              <table:table-cell office:value-type="string">
                <text:p>lob down </text:p>
                <draw:g>
                  <svg:desc>Sheet1.F1:Sheet1.F1</svg:desc>
                </draw:g>
              </table:table-cell>
              <table:table-cell office:value-type="string">
                <text:p>lob up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5</svg:desc>
                </draw:g>
              </table:table-cell>
              <table:table-cell office:value-type="float" office:value="155.820288952685">
                <text:p>155.820288952685</text:p>
                <draw:g>
                  <svg:desc>Sheet1.B2:Sheet1.B5</svg:desc>
                </draw:g>
              </table:table-cell>
              <table:table-cell office:value-type="float" office:value="63.9148983408748">
                <text:p>63.9148983408748</text:p>
                <draw:g>
                  <svg:desc>Sheet1.C2:Sheet1.C5</svg:desc>
                </draw:g>
              </table:table-cell>
              <table:table-cell office:value-type="float" office:value="85.674295529809">
                <text:p>85.674295529809</text:p>
                <draw:g>
                  <svg:desc>Sheet1.D2:Sheet1.D5</svg:desc>
                </draw:g>
              </table:table-cell>
              <table:table-cell office:value-type="float" office:value="11.3792349020988">
                <text:p>11.3792349020988</text:p>
                <draw:g>
                  <svg:desc>Sheet1.E2:Sheet1.E5</svg:desc>
                </draw:g>
              </table:table-cell>
              <table:table-cell office:value-type="float" office:value="121.639758222206">
                <text:p>121.639758222206</text:p>
                <draw:g>
                  <svg:desc>Sheet1.F2:Sheet1.F5</svg:desc>
                </draw:g>
              </table:table-cell>
              <table:table-cell office:value-type="float" office:value="41.5569010380689">
                <text:p>41.5569010380689</text:p>
                <draw:g>
                  <svg:desc>Sheet1.G2:Sheet1.G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7.552172925282">
                <text:p>127.552172925282</text:p>
              </table:table-cell>
              <table:table-cell office:value-type="float" office:value="34.5353477107912">
                <text:p>34.5353477107912</text:p>
              </table:table-cell>
              <table:table-cell office:value-type="float" office:value="71.1316252323093">
                <text:p>71.1316252323093</text:p>
              </table:table-cell>
              <table:table-cell office:value-type="float" office:value="12.8995125076823">
                <text:p>12.8995125076823</text:p>
              </table:table-cell>
              <table:table-cell office:value-type="float" office:value="100.241222435066">
                <text:p>100.241222435066</text:p>
              </table:table-cell>
              <table:table-cell office:value-type="float" office:value="30.6893923570707">
                <text:p>30.68939235707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9.067981827627">
                <text:p>249.067981827627</text:p>
              </table:table-cell>
              <table:table-cell office:value-type="float" office:value="59.6223076964494">
                <text:p>59.6223076964494</text:p>
              </table:table-cell>
              <table:table-cell office:value-type="float" office:value="152.64641586557">
                <text:p>152.64641586557</text:p>
              </table:table-cell>
              <table:table-cell office:value-type="float" office:value="13.2786052559459">
                <text:p>13.2786052559459</text:p>
              </table:table-cell>
              <table:table-cell office:value-type="float" office:value="62.4088291465454">
                <text:p>62.4088291465454</text:p>
              </table:table-cell>
              <table:table-cell office:value-type="float" office:value="19.8273266302765">
                <text:p>19.82732663027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5.867035352057">
                <text:p>205.867035352057</text:p>
              </table:table-cell>
              <table:table-cell office:value-type="float" office:value="62.7074525688102">
                <text:p>62.7074525688102</text:p>
              </table:table-cell>
              <table:table-cell office:value-type="float" office:value="150.222255500988">
                <text:p>150.222255500988</text:p>
              </table:table-cell>
              <table:table-cell office:value-type="float" office:value="14.7383190410435">
                <text:p>14.7383190410435</text:p>
              </table:table-cell>
              <table:table-cell office:value-type="float" office:value="40.5711624336542">
                <text:p>40.5711624336542</text:p>
              </table:table-cell>
              <table:table-cell office:value-type="float" office:value="26.8397829174492">
                <text:p>26.83978291744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solid" draw:fill-color="#c0c0c0" draw:opacity="50%" draw:opacity-name="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style:rotation-angle="0"/>
      <style:text-properties fo:font-size="20pt" style:font-size-asian="9pt" style:font-size-complex="9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cm" chart:symbol-height="0.2cm" chart:error-upper-indicator="true" chart:error-lower-indicator="true" chart:error-category="cell-range" chart:error-upper-range="Sheet2.D10:Sheet2.D13" chart:error-lower-range="Sheet2.D10:Sheet2.D13">
        <chart:symbol-image xlink:href="Pictures/20000011000000DD000000DDB1B86C74.svm" xlink:type="simple" xlink:actuate="onLoad"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cm" chart:symbol-height="0.2cm" chart:error-upper-indicator="true" chart:error-lower-indicator="true" chart:error-category="cell-range" chart:error-upper-range="Sheet2.E10:Sheet2.E13" chart:error-lower-range="Sheet2.E10:Sheet2.E13">
        <chart:symbol-image xlink:href="Pictures/20000011000000DD000000DD6B0E808A.svm" xlink:type="simple" xlink:actuate="onLoad"/>
      </style:chart-properties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8cm" svg:height="11.71cm" xlink:href=".." xlink:type="simple" chart:class="chart:line" chart:style-name="ch1">
        <chart:legend svg:x="2.777cm" svg:y="0.623cm" style:legend-expansion="custom" chartooo:width="4.166cm" chartooo:height="0.965cm" style:legend-expansion-aspect-ratio="4.31709844559586" chart:style-name="ch2"/>
        <chart:plot-area chart:style-name="ch3" table:cell-range-address="Sheet2.A9:Sheet2.C13" chart:data-source-has-labels="both" svg:x="1.441cm" svg:y="0.261cm" svg:width="17.373cm" svg:height="10.509cm">
          <chartooo:coordinate-region svg:x="2.724cm" svg:y="0.619cm" svg:width="15.744cm" svg:height="9.187cm"/>
          <chart:axis chart:dimension="x" chart:name="primary-x" chart:style-name="ch4" chartooo:axis-type="auto">
            <chartooo:date-scale/>
            <chart:title svg:x="8.401cm" svg:y="10.463cm" chart:style-name="ch5">
              <text:p>Time (sec)</text:p>
            </chart:title>
            <chart:categories table:cell-range-address="Sheet2.A10:Sheet2.A13"/>
          </chart:axis>
          <chart:axis chart:dimension="y" chart:name="primary-y" chart:style-name="ch4">
            <chart:title svg:x="-0.136cm" svg:y="8.43cm" chart:style-name="ch6">
              <text:p>Speed (Mbit/s)</text:p>
            </chart:title>
            <chart:grid chart:style-name="ch7" chart:class="major"/>
          </chart:axis>
          <chart:series chart:style-name="ch8" chart:values-cell-range-address="Sheet2.B10:Sheet2.B13" chart:label-cell-address="Sheet2.B9:Sheet2.B9" chart:class="chart:line">
            <chart:error-indicator chart:style-name="ch9" chart:dimension="y"/>
            <chart:data-point chart:repeated="4"/>
          </chart:series>
          <chart:series chart:style-name="ch10" chart:values-cell-range-address="Sheet2.C10:Sheet2.C13" chart:label-cell-address="Sheet2.C9:Sheet2.C9" chart:class="chart:line">
            <chart:error-indicator chart:style-name="ch11" chart:dimension="y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ftp   </text:p>
                <draw:g>
                  <svg:desc>Sheet2.B9:Sheet2.B9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lob</text:p>
                <draw:g>
                  <svg:desc>Sheet2.C9:Sheet2.C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10:Sheet2.A13</svg:desc>
                </draw:g>
              </table:table-cell>
              <table:table-cell office:value-type="float" office:value="89.3877213694">
                <text:p>89.3877213694</text:p>
                <draw:g>
                  <svg:desc>Sheet2.B10:Sheet2.B13</svg:desc>
                </draw:g>
              </table:table-cell>
              <table:table-cell office:value-type="float" office:value="3.2154488412">
                <text:p>3.2154488412</text:p>
                <draw:g>
                  <svg:desc>Sheet2.D10:Sheet2.D13</svg:desc>
                </draw:g>
              </table:table-cell>
              <table:table-cell office:value-type="float" office:value="3.2154488412">
                <text:p>3.2154488412</text:p>
                <draw:g>
                  <svg:desc>Sheet2.D10:Sheet2.D13</svg:desc>
                </draw:g>
              </table:table-cell>
              <table:table-cell office:value-type="float" office:value="9.6097232231">
                <text:p>9.6097232231</text:p>
                <draw:g>
                  <svg:desc>Sheet2.C10:Sheet2.C13</svg:desc>
                </draw:g>
              </table:table-cell>
              <table:table-cell office:value-type="float" office:value="2.140086759">
                <text:p>2.140086759</text:p>
                <draw:g>
                  <svg:desc>Sheet2.E10:Sheet2.E13</svg:desc>
                </draw:g>
              </table:table-cell>
              <table:table-cell office:value-type="float" office:value="2.140086759">
                <text:p>2.140086759</text:p>
                <draw:g>
                  <svg:desc>Sheet2.E10:Sheet2.E1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7.80743921">
                <text:p>77.80743921</text:p>
              </table:table-cell>
              <table:table-cell office:value-type="float" office:value="18.7794910091">
                <text:p>18.7794910091</text:p>
              </table:table-cell>
              <table:table-cell office:value-type="float" office:value="18.7794910091">
                <text:p>18.7794910091</text:p>
              </table:table-cell>
              <table:table-cell office:value-type="float" office:value="10.8380129233">
                <text:p>10.8380129233</text:p>
              </table:table-cell>
              <table:table-cell office:value-type="float" office:value="1.3393466886">
                <text:p>1.3393466886</text:p>
              </table:table-cell>
              <table:table-cell office:value-type="float" office:value="1.3393466886">
                <text:p>1.33934668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5.863415763">
                <text:p>75.863415763</text:p>
              </table:table-cell>
              <table:table-cell office:value-type="float" office:value="3.2278933396">
                <text:p>3.2278933396</text:p>
              </table:table-cell>
              <table:table-cell office:value-type="float" office:value="3.2278933396">
                <text:p>3.2278933396</text:p>
              </table:table-cell>
              <table:table-cell office:value-type="float" office:value="12.3869659263">
                <text:p>12.3869659263</text:p>
              </table:table-cell>
              <table:table-cell office:value-type="float" office:value="1.1809539446">
                <text:p>1.1809539446</text:p>
              </table:table-cell>
              <table:table-cell office:value-type="float" office:value="1.1809539446">
                <text:p>1.180953944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5.0088927238">
                <text:p>75.0088927238</text:p>
              </table:table-cell>
              <table:table-cell office:value-type="float" office:value="1.1890392353">
                <text:p>1.1890392353</text:p>
              </table:table-cell>
              <table:table-cell office:value-type="float" office:value="1.1890392353">
                <text:p>1.1890392353</text:p>
              </table:table-cell>
              <table:table-cell office:value-type="float" office:value="12.4474928602">
                <text:p>12.4474928602</text:p>
              </table:table-cell>
              <table:table-cell office:value-type="float" office:value="1.9776403217">
                <text:p>1.9776403217</text:p>
              </table:table-cell>
              <table:table-cell office:value-type="float" office:value="1.9776403217">
                <text:p>1.97764032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c0c0c0" draw:opacity="50%" draw:opacity-name="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9pt" style:font-size-complex="9pt"/>
    </style:style>
    <style:style style:name="ch6" style:family="chart" style:data-style-name="N0">
      <style:chart-properties chart:display-label="true" chart:logarithmic="false" chart:maximum="350" chart:reverse-direction="false" text:line-break="false" chart:axis-position="1"/>
      <style:graphic-properties svg:stroke-color="#b3b3b3"/>
      <style:text-properties fo:font-size="18pt" style:font-size-asian="10pt" style:font-size-complex="10pt"/>
    </style:style>
    <style:style style:name="ch7" style:family="chart">
      <style:chart-properties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cm" chart:symbol-height="0.2cm" chart:error-upper-indicator="true" chart:error-lower-indicator="true" chart:error-category="cell-range" chart:error-upper-range="Sheet2.D3:Sheet2.D6" chart:error-lower-range="Sheet2.D3:Sheet2.D6">
        <chart:symbol-image xlink:href="Pictures/20000011000000DD000000DDB1B86C74.svm" xlink:type="simple" xlink:actuate="onLoad"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cm" chart:symbol-height="0.2cm" chart:error-upper-indicator="true" chart:error-lower-indicator="true" chart:error-category="cell-range" chart:error-upper-range="Sheet2.E3:Sheet2.E6" chart:error-lower-range="Sheet2.E3:Sheet2.E6">
        <chart:symbol-image xlink:href="Pictures/20000011000000DD000000DD6B0E808A.svm" xlink:type="simple" xlink:actuate="onLoad"/>
      </style:chart-properties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error-category="cell-range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8cm" svg:height="11.71cm" xlink:href=".." xlink:type="simple" chart:class="chart:line" chart:style-name="ch1">
        <chart:legend svg:x="3.098cm" svg:y="0.406cm" style:legend-expansion="custom" chartooo:width="4.166cm" chartooo:height="0.965cm" style:legend-expansion-aspect-ratio="4.31709844559586" chart:style-name="ch2"/>
        <chart:plot-area chart:style-name="ch3" table:cell-range-address="Sheet2.A2:Sheet2.C6" chart:data-source-has-labels="both" svg:x="1.766cm" svg:y="0.042cm" svg:width="17.395cm" svg:height="10.517cm">
          <chartooo:coordinate-region svg:x="3.049cm" svg:y="0.4cm" svg:width="15.766cm" svg:height="9.195cm"/>
          <chart:axis chart:dimension="x" chart:name="primary-x" chart:style-name="ch4" chartooo:axis-type="auto">
            <chartooo:date-scale/>
            <chart:title svg:x="8.642cm" svg:y="10.492cm" chart:style-name="ch5">
              <text:p>Time (sec)</text:p>
            </chart:title>
            <chart:categories table:cell-range-address="Sheet2.A3:Sheet2.A6"/>
          </chart:axis>
          <chart:axis chart:dimension="y" chart:name="primary-y" chart:style-name="ch6">
            <chart:title svg:x="0.079cm" svg:y="8.425cm" chart:style-name="ch7">
              <text:p>Speed (Mbit/s)</text:p>
            </chart:title>
            <chart:grid chart:style-name="ch8" chart:class="major"/>
          </chart:axis>
          <chart:series chart:style-name="ch9" chart:values-cell-range-address="Sheet2.B3:Sheet2.B6" chart:label-cell-address="Sheet2.B2:Sheet2.B2" chart:class="chart:line">
            <chart:error-indicator chart:style-name="ch10" chart:dimension="y"/>
            <chart:data-point chart:repeated="4"/>
          </chart:series>
          <chart:series chart:style-name="ch11" chart:values-cell-range-address="Sheet2.C3:Sheet2.C6" chart:label-cell-address="Sheet2.C2:Sheet2.C2" chart:class="chart:line">
            <chart:error-indicator chart:style-name="ch12" chart:dimension="y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ift</text:p>
                <draw:g>
                  <svg:desc>Sheet2.B2:Sheet2.B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lob</text:p>
                <draw:g>
                  <svg:desc>Sheet2.C2:Sheet2.C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3:Sheet2.A6</svg:desc>
                </draw:g>
              </table:table-cell>
              <table:table-cell office:value-type="float" office:value="155.8202889527">
                <text:p>155.8202889527</text:p>
                <draw:g>
                  <svg:desc>Sheet2.B3:Sheet2.B6</svg:desc>
                </draw:g>
              </table:table-cell>
              <table:table-cell office:value-type="float" office:value="10.690897021">
                <text:p>10.690897021</text:p>
                <draw:g>
                  <svg:desc>Sheet2.D3:Sheet2.D6</svg:desc>
                </draw:g>
              </table:table-cell>
              <table:table-cell office:value-type="float" office:value="10.690897021">
                <text:p>10.690897021</text:p>
                <draw:g>
                  <svg:desc>Sheet2.D3:Sheet2.D6</svg:desc>
                </draw:g>
              </table:table-cell>
              <table:table-cell office:value-type="float" office:value="139.8074769621">
                <text:p>139.8074769621</text:p>
                <draw:g>
                  <svg:desc>Sheet2.C3:Sheet2.C6</svg:desc>
                </draw:g>
              </table:table-cell>
              <table:table-cell office:value-type="float" office:value="106.5714802633">
                <text:p>106.5714802633</text:p>
                <draw:g>
                  <svg:desc>Sheet2.E3:Sheet2.E6</svg:desc>
                </draw:g>
              </table:table-cell>
              <table:table-cell office:value-type="float" office:value="106.5714802633">
                <text:p>106.5714802633</text:p>
                <draw:g>
                  <svg:desc>Sheet2.E3:Sheet2.E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7.5521729253">
                <text:p>127.5521729253</text:p>
              </table:table-cell>
              <table:table-cell office:value-type="float" office:value="17.4717645475">
                <text:p>17.4717645475</text:p>
              </table:table-cell>
              <table:table-cell office:value-type="float" office:value="17.4717645475">
                <text:p>17.4717645475</text:p>
              </table:table-cell>
              <table:table-cell office:value-type="float" office:value="127.0601456367">
                <text:p>127.0601456367</text:p>
              </table:table-cell>
              <table:table-cell office:value-type="float" office:value="35.5212858342">
                <text:p>35.5212858342</text:p>
              </table:table-cell>
              <table:table-cell office:value-type="float" office:value="35.5212858342">
                <text:p>35.52128583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9.0679818276">
                <text:p>209.0679818276</text:p>
              </table:table-cell>
              <table:table-cell office:value-type="float" office:value="61.6601480256">
                <text:p>61.6601480256</text:p>
              </table:table-cell>
              <table:table-cell office:value-type="float" office:value="61.6601480256">
                <text:p>61.6601480256</text:p>
              </table:table-cell>
              <table:table-cell office:value-type="float" office:value="46.4455815502">
                <text:p>46.4455815502</text:p>
              </table:table-cell>
              <table:table-cell office:value-type="float" office:value="29.6034364678">
                <text:p>29.6034364678</text:p>
              </table:table-cell>
              <table:table-cell office:value-type="float" office:value="29.6034364678">
                <text:p>29.603436467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5.8670353521">
                <text:p>205.8670353521</text:p>
              </table:table-cell>
              <table:table-cell office:value-type="float" office:value="65.4340151403">
                <text:p>65.4340151403</text:p>
              </table:table-cell>
              <table:table-cell office:value-type="float" office:value="65.4340151403">
                <text:p>65.4340151403</text:p>
              </table:table-cell>
              <table:table-cell office:value-type="float" office:value="50.0618843294">
                <text:p>50.0618843294</text:p>
              </table:table-cell>
              <table:table-cell office:value-type="float" office:value="23.5377290483">
                <text:p>23.5377290483</text:p>
              </table:table-cell>
              <table:table-cell office:value-type="float" office:value="23.5377290483">
                <text:p>23.53772904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solid" draw:fill-color="#c0c0c0" draw:opacity="50%" draw:opacity-name="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style:rotation-angle="0"/>
      <style:text-properties fo:font-size="20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80" chart:reverse-direction="false" text:line-break="false" chart:axis-position="0"/>
      <style:graphic-properties svg:stroke-color="#b3b3b3"/>
      <style:text-properties fo:font-size="18pt" style:font-size-asian="10pt" style:font-size-complex="10pt"/>
    </style:style>
    <style:style style:name="ch7" style:family="chart">
      <style:chart-properties style:rotation-angle="90"/>
      <style:graphic-properties draw:opacity="50%" draw:opacity-name="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cm" chart:symbol-height="0.2cm" chart:error-upper-indicator="true" chart:error-lower-indicator="true" chart:error-category="cell-range" chart:error-upper-range="Sheet2.J3:Sheet2.J6" chart:error-lower-range="Sheet2.J3:Sheet2.J6">
        <chart:symbol-image xlink:href="Pictures/20000011000000DD000000DDB1B86C74.svm" xlink:type="simple" xlink:actuate="onLoad"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cm" chart:symbol-height="0.2cm" chart:error-upper-indicator="true" chart:error-lower-indicator="true" chart:error-category="cell-range" chart:error-upper-range="Sheet2.K3:Sheet2.K6" chart:error-lower-range="Sheet2.K3:Sheet2.K6">
        <chart:symbol-image xlink:href="Pictures/20000011000000DD000000DD6B0E808A.svm" xlink:type="simple" xlink:actuate="onLoad"/>
      </style:chart-properties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error-category="cell-range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8cm" svg:height="11.71cm" xlink:href=".." xlink:type="simple" chart:class="chart:line" chart:style-name="ch1">
        <chart:legend svg:x="2.819cm" svg:y="0.508cm" style:legend-expansion="custom" chartooo:width="4.16cm" chartooo:height="0.977cm" style:legend-expansion-aspect-ratio="4.25793244626407" chart:style-name="ch2"/>
        <chart:plot-area chart:style-name="ch3" table:cell-range-address="Sheet2.G2:Sheet2.I6" chart:data-source-has-labels="both" svg:x="1.913cm" svg:y="0.147cm" svg:width="16.834cm" svg:height="10.449cm">
          <chartooo:coordinate-region svg:x="2.852cm" svg:y="0.505cm" svg:width="15.549cm" svg:height="9.127cm"/>
          <chart:axis chart:dimension="x" chart:name="primary-x" chart:style-name="ch4" chartooo:axis-type="auto">
            <chartooo:date-scale/>
            <chart:title svg:x="8.231cm" svg:y="10.41cm" chart:style-name="ch5">
              <text:p>Time (sec)</text:p>
            </chart:title>
            <chart:categories table:cell-range-address="Sheet2.G3:Sheet2.G6"/>
          </chart:axis>
          <chart:axis chart:dimension="y" chart:name="primary-y" chart:style-name="ch6">
            <chart:title svg:x="0.179cm" svg:y="7.714cm" chart:style-name="ch7">
              <text:p>Speed (Mbit/s)</text:p>
            </chart:title>
            <chart:grid chart:style-name="ch8" chart:class="major"/>
          </chart:axis>
          <chart:series chart:style-name="ch9" chart:values-cell-range-address="Sheet2.H3:Sheet2.H6" chart:label-cell-address="Sheet2.H2:Sheet2.H2" chart:class="chart:line">
            <chart:error-indicator chart:style-name="ch10" chart:dimension="y"/>
            <chart:data-point chart:repeated="4"/>
          </chart:series>
          <chart:series chart:style-name="ch11" chart:values-cell-range-address="Sheet2.I3:Sheet2.I6" chart:label-cell-address="Sheet2.I2:Sheet2.I2" chart:class="chart:line">
            <chart:error-indicator chart:style-name="ch12" chart:dimension="y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ift</text:p>
                <draw:g>
                  <svg:desc>Sheet2.H2:Sheet2.H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lob</text:p>
                <draw:g>
                  <svg:desc>Sheet2.I2:Sheet2.I2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G3:Sheet2.G6</svg:desc>
                </draw:g>
              </table:table-cell>
              <table:table-cell office:value-type="float" office:value="65.4488559011">
                <text:p>65.4488559011</text:p>
                <draw:g>
                  <svg:desc>Sheet2.H3:Sheet2.H6</svg:desc>
                </draw:g>
              </table:table-cell>
              <table:table-cell office:value-type="float" office:value="2.0472481272">
                <text:p>2.0472481272</text:p>
                <draw:g>
                  <svg:desc>Sheet2.J3:Sheet2.J6</svg:desc>
                </draw:g>
              </table:table-cell>
              <table:table-cell office:value-type="float" office:value="2.0472481272">
                <text:p>2.0472481272</text:p>
                <draw:g>
                  <svg:desc>Sheet2.J3:Sheet2.J6</svg:desc>
                </draw:g>
              </table:table-cell>
              <table:table-cell office:value-type="float" office:value="41.5569010381">
                <text:p>41.5569010381</text:p>
                <draw:g>
                  <svg:desc>Sheet2.I3:Sheet2.I6</svg:desc>
                </draw:g>
              </table:table-cell>
              <table:table-cell office:value-type="float" office:value="14.1436767055">
                <text:p>14.1436767055</text:p>
                <draw:g>
                  <svg:desc>Sheet2.K3:Sheet2.K6</svg:desc>
                </draw:g>
              </table:table-cell>
              <table:table-cell office:value-type="float" office:value="14.1436767055">
                <text:p>14.1436767055</text:p>
                <draw:g>
                  <svg:desc>Sheet2.K3:Sheet2.K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5.3641960558">
                <text:p>35.3641960558</text:p>
              </table:table-cell>
              <table:table-cell office:value-type="float" office:value="16.2110487076">
                <text:p>16.2110487076</text:p>
              </table:table-cell>
              <table:table-cell office:value-type="float" office:value="16.2110487076">
                <text:p>16.2110487076</text:p>
              </table:table-cell>
              <table:table-cell office:value-type="float" office:value="33.4455701221">
                <text:p>33.4455701221</text:p>
              </table:table-cell>
              <table:table-cell office:value-type="float" office:value="5.8523050791">
                <text:p>5.8523050791</text:p>
              </table:table-cell>
              <table:table-cell office:value-type="float" office:value="5.8523050791">
                <text:p>5.85230507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9.7675313034">
                <text:p>49.7675313034</text:p>
              </table:table-cell>
              <table:table-cell office:value-type="float" office:value="18.1698542677">
                <text:p>18.1698542677</text:p>
              </table:table-cell>
              <table:table-cell office:value-type="float" office:value="18.1698542677">
                <text:p>18.1698542677</text:p>
              </table:table-cell>
              <table:table-cell office:value-type="float" office:value="22.7802467103">
                <text:p>22.7802467103</text:p>
              </table:table-cell>
              <table:table-cell office:value-type="float" office:value="2.2809196771">
                <text:p>2.2809196771</text:p>
              </table:table-cell>
              <table:table-cell office:value-type="float" office:value="2.2809196771">
                <text:p>2.280919677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2.7188171006">
                <text:p>62.7188171006</text:p>
              </table:table-cell>
              <table:table-cell office:value-type="float" office:value="10.430627174">
                <text:p>10.430627174</text:p>
              </table:table-cell>
              <table:table-cell office:value-type="float" office:value="10.430627174">
                <text:p>10.430627174</text:p>
              </table:table-cell>
              <table:table-cell office:value-type="float" office:value="32.0047656875">
                <text:p>32.0047656875</text:p>
              </table:table-cell>
              <table:table-cell office:value-type="float" office:value="16.0800686459">
                <text:p>16.0800686459</text:p>
              </table:table-cell>
              <table:table-cell office:value-type="float" office:value="16.0800686459">
                <text:p>16.08006864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solid" draw:fill-color="#c0c0c0" draw:opacity="50%" draw:opacity-name="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style:rotation-angle="0"/>
      <style:text-properties fo:font-size="20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8" chart:interval-major="5" chart:reverse-direction="false" text:line-break="false" chart:axis-position="0"/>
      <style:graphic-properties svg:stroke-color="#b3b3b3"/>
      <style:text-properties fo:font-size="18pt" style:font-size-asian="10pt" style:font-size-complex="10pt"/>
    </style:style>
    <style:style style:name="ch7" style:family="chart">
      <style:chart-properties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cm" chart:symbol-height="0.2cm" chart:error-upper-indicator="true" chart:error-lower-indicator="true" chart:error-category="cell-range" chart:error-upper-range="Sheet2.J10:Sheet2.J13" chart:error-lower-range="Sheet2.J10:Sheet2.J13">
        <chart:symbol-image xlink:href="Pictures/20000011000000DD000000DDB1B86C74.svm" xlink:type="simple" xlink:actuate="onLoad"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cm" chart:symbol-height="0.2cm" chart:error-upper-indicator="true" chart:error-lower-indicator="true" chart:error-category="cell-range" chart:error-upper-range="Sheet2.K10:Sheet2.K13" chart:error-lower-range="Sheet2.K10:Sheet2.K13">
        <chart:symbol-image xlink:href="Pictures/20000011000000DD000000DD6B0E808A.svm" xlink:type="simple" xlink:actuate="onLoad"/>
      </style:chart-properties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error-category="cell-range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8cm" svg:height="11.71cm" xlink:href=".." xlink:type="simple" chart:class="chart:line" chart:style-name="ch1">
        <chart:legend svg:x="2.399cm" svg:y="0.588cm" style:legend-expansion="custom" chartooo:width="4.166cm" chartooo:height="0.965cm" style:legend-expansion-aspect-ratio="4.31709844559586" chart:style-name="ch2"/>
        <chart:plot-area chart:style-name="ch3" table:cell-range-address="Sheet2.G9:Sheet2.I13" chart:data-source-has-labels="both" svg:x="1.458cm" svg:y="0.587cm" svg:width="17.537cm" svg:height="10.238cm">
          <chartooo:coordinate-region svg:x="2.397cm" svg:y="0.587cm" svg:width="16.252cm" svg:height="9.274cm"/>
          <chart:axis chart:dimension="x" chart:name="primary-x" chart:style-name="ch4" chartooo:axis-type="auto">
            <chartooo:date-scale/>
            <chart:title svg:x="9.092cm" svg:y="10.384cm" chart:style-name="ch5">
              <text:p>Time (sec)</text:p>
            </chart:title>
            <chart:categories table:cell-range-address="Sheet2.G10:Sheet2.G13"/>
          </chart:axis>
          <chart:axis chart:dimension="y" chart:name="primary-y" chart:style-name="ch6">
            <chart:title svg:x="-0.055cm" svg:y="8.427cm" chart:style-name="ch7">
              <text:p>Speed (Mbit/s)</text:p>
            </chart:title>
            <chart:grid chart:style-name="ch8" chart:class="major"/>
          </chart:axis>
          <chart:series chart:style-name="ch9" chart:values-cell-range-address="Sheet2.H10:Sheet2.H13" chart:label-cell-address="Sheet2.H9:Sheet2.H9" chart:class="chart:line">
            <chart:error-indicator chart:style-name="ch10" chart:dimension="y"/>
            <chart:data-point chart:repeated="4"/>
          </chart:series>
          <chart:series chart:style-name="ch11" chart:values-cell-range-address="Sheet2.I10:Sheet2.I13" chart:label-cell-address="Sheet2.I9:Sheet2.I9" chart:class="chart:line">
            <chart:error-indicator chart:style-name="ch12" chart:dimension="y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ftp</text:p>
                <draw:g>
                  <svg:desc>Sheet2.H9:Sheet2.H9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lob</text:p>
                <draw:g>
                  <svg:desc>Sheet2.I9:Sheet2.I9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G10:Sheet2.G13</svg:desc>
                </draw:g>
              </table:table-cell>
              <table:table-cell office:value-type="float" office:value="11.5140603919">
                <text:p>11.5140603919</text:p>
                <draw:g>
                  <svg:desc>Sheet2.H10:Sheet2.H13</svg:desc>
                </draw:g>
              </table:table-cell>
              <table:table-cell office:value-type="float" office:value="0.3140485008">
                <text:p>0.3140485008</text:p>
                <draw:g>
                  <svg:desc>Sheet2.J10:Sheet2.J13</svg:desc>
                </draw:g>
              </table:table-cell>
              <table:table-cell office:value-type="float" office:value="0.3140485008">
                <text:p>0.3140485008</text:p>
                <draw:g>
                  <svg:desc>Sheet2.J10:Sheet2.J13</svg:desc>
                </draw:g>
              </table:table-cell>
              <table:table-cell office:value-type="float" office:value="12.8420935988">
                <text:p>12.8420935988</text:p>
                <draw:g>
                  <svg:desc>Sheet2.I10:Sheet2.I13</svg:desc>
                </draw:g>
              </table:table-cell>
              <table:table-cell office:value-type="float" office:value="0.9335777133">
                <text:p>0.9335777133</text:p>
                <draw:g>
                  <svg:desc>Sheet2.K10:Sheet2.K13</svg:desc>
                </draw:g>
              </table:table-cell>
              <table:table-cell office:value-type="float" office:value="0.9335777133">
                <text:p>0.9335777133</text:p>
                <draw:g>
                  <svg:desc>Sheet2.K10:Sheet2.K1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.7940768598">
                <text:p>12.7940768598</text:p>
              </table:table-cell>
              <table:table-cell office:value-type="float" office:value="0.9430817363">
                <text:p>0.9430817363</text:p>
              </table:table-cell>
              <table:table-cell office:value-type="float" office:value="0.9430817363">
                <text:p>0.9430817363</text:p>
              </table:table-cell>
              <table:table-cell office:value-type="float" office:value="11.2442545591">
                <text:p>11.2442545591</text:p>
              </table:table-cell>
              <table:table-cell office:value-type="float" office:value="0.2645258891">
                <text:p>0.2645258891</text:p>
              </table:table-cell>
              <table:table-cell office:value-type="float" office:value="0.2645258891">
                <text:p>0.26452588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.499699087">
                <text:p>12.499699087</text:p>
              </table:table-cell>
              <table:table-cell office:value-type="float" office:value="1.0905001609">
                <text:p>1.0905001609</text:p>
              </table:table-cell>
              <table:table-cell office:value-type="float" office:value="1.0905001609">
                <text:p>1.0905001609</text:p>
              </table:table-cell>
              <table:table-cell office:value-type="float" office:value="13.1962349073">
                <text:p>13.1962349073</text:p>
              </table:table-cell>
              <table:table-cell office:value-type="float" office:value="0.8369062638">
                <text:p>0.8369062638</text:p>
              </table:table-cell>
              <table:table-cell office:value-type="float" office:value="0.8369062638">
                <text:p>0.83690626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.5794272737">
                <text:p>14.5794272737</text:p>
              </table:table-cell>
              <table:table-cell office:value-type="float" office:value="0.6346874103">
                <text:p>0.6346874103</text:p>
              </table:table-cell>
              <table:table-cell office:value-type="float" office:value="0.6346874103">
                <text:p>0.6346874103</text:p>
              </table:table-cell>
              <table:table-cell office:value-type="float" office:value="13.0823541057">
                <text:p>13.0823541057</text:p>
              </table:table-cell>
              <table:table-cell office:value-type="float" office:value="0.505383048">
                <text:p>0.505383048</text:p>
              </table:table-cell>
              <table:table-cell office:value-type="float" office:value="0.505383048">
                <text:p>0.5053830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c0c0c0" draw:opacity="50%" draw:opacity-name="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style:rotation-angle="0"/>
      <style:text-properties fo:font-size="20pt" style:font-size-asian="9pt" style:font-size-complex="9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cm" chart:symbol-height="0.2cm" chart:error-upper-indicator="true" chart:error-lower-indicator="true" chart:error-category="cell-range" chart:error-upper-range="Sheet2.E16:Sheet2.E19" chart:error-lower-range="Sheet2.E16:Sheet2.E19">
        <chart:symbol-image xlink:href="Pictures/20000011000000DD000000DDB1B86C74.svm" xlink:type="simple" xlink:actuate="onLoad"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cm" chart:symbol-height="0.2cm" chart:error-upper-indicator="true" chart:error-lower-indicator="true" chart:error-category="cell-range" chart:error-upper-range="Sheet2.F16:Sheet2.F19" chart:error-lower-range="Sheet2.F16:Sheet2.F19">
        <chart:symbol-image xlink:href="Pictures/20000011000000DD000000DD6B0E808A.svm" xlink:type="simple" xlink:actuate="onLoad"/>
      </style:chart-properties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cm" chart:symbol-height="0.2cm" chart:error-upper-indicator="true" chart:error-lower-indicator="true" chart:error-category="cell-range" chart:error-upper-range="Sheet2.G16:Sheet2.G19" chart:error-lower-range="Sheet2.G16:Sheet2.G19">
        <chart:symbol-image xlink:href="Pictures/20000011000000DD000000DDD8E12A8C.svm" xlink:type="simple" xlink:actuate="onLoad"/>
      </style:chart-properties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chart-properties chart:error-category="cell-range"/>
      <style:graphic-properties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88cm" svg:height="11.71cm" xlink:href=".." xlink:type="simple" chart:class="chart:line" chart:style-name="ch1">
        <chart:legend svg:x="15.135cm" svg:y="0.787cm" style:legend-expansion="custom" chartooo:width="3.325cm" chartooo:height="2.161cm" style:legend-expansion-aspect-ratio="1.53863951874132" chart:style-name="ch2"/>
        <chart:plot-area chart:style-name="ch3" table:cell-range-address="Sheet2.A15:Sheet2.D19" chart:data-source-has-labels="both" svg:x="1.305cm" svg:y="0.418cm" svg:width="17.46cm" svg:height="10.4cm">
          <chartooo:coordinate-region svg:x="2.932cm" svg:y="0.776cm" svg:width="15.487cm" svg:height="9.078cm"/>
          <chart:axis chart:dimension="x" chart:name="primary-x" chart:style-name="ch4" chartooo:axis-type="auto">
            <chartooo:date-scale/>
            <chart:title svg:x="9.277cm" svg:y="10.463cm" chart:style-name="ch5">
              <text:p>Time (sec)</text:p>
            </chart:title>
            <chart:categories table:cell-range-address="Sheet2.A16:Sheet2.A19"/>
          </chart:axis>
          <chart:axis chart:dimension="y" chart:name="primary-y" chart:style-name="ch4">
            <chart:title svg:x="0.126cm" svg:y="7.869cm" chart:style-name="ch6">
              <text:p>Speed (Mbit/s)</text:p>
            </chart:title>
            <chart:grid chart:style-name="ch7" chart:class="major"/>
          </chart:axis>
          <chart:series chart:style-name="ch8" chart:values-cell-range-address="Sheet2.B16:Sheet2.B19" chart:label-cell-address="Sheet2.B15:Sheet2.B15" chart:class="chart:line">
            <chart:error-indicator chart:style-name="ch9" chart:dimension="y"/>
            <chart:data-point chart:repeated="4"/>
          </chart:series>
          <chart:series chart:style-name="ch10" chart:values-cell-range-address="Sheet2.C16:Sheet2.C19" chart:label-cell-address="Sheet2.C15:Sheet2.C15" chart:class="chart:line">
            <chart:error-indicator chart:style-name="ch11" chart:dimension="y"/>
            <chart:data-point chart:repeated="4"/>
          </chart:series>
          <chart:series chart:style-name="ch12" chart:values-cell-range-address="Sheet2.D16:Sheet2.D19" chart:label-cell-address="Sheet2.D15:Sheet2.D15" chart:class="chart:line">
            <chart:error-indicator chart:style-name="ch13" chart:dimension="y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ftp</text:p>
                <draw:g>
                  <svg:desc>Sheet2.B15:Sheet2.B1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webDav</text:p>
                <draw:g>
                  <svg:desc>Sheet2.C15:Sheet2.C1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lob</text:p>
                <draw:g>
                  <svg:desc>Sheet2.D15:Sheet2.D1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16:Sheet2.A19</svg:desc>
                </draw:g>
              </table:table-cell>
              <table:table-cell office:value-type="float" office:value="410.4234929141">
                <text:p>410.4234929141</text:p>
                <draw:g>
                  <svg:desc>Sheet2.B16:Sheet2.B19</svg:desc>
                </draw:g>
              </table:table-cell>
              <table:table-cell office:value-type="float" office:value="25.9206232459">
                <text:p>25.9206232459</text:p>
                <draw:g>
                  <svg:desc>Sheet2.E16:Sheet2.E19</svg:desc>
                </draw:g>
              </table:table-cell>
              <table:table-cell office:value-type="float" office:value="25.9206232459">
                <text:p>25.9206232459</text:p>
                <draw:g>
                  <svg:desc>Sheet2.E16:Sheet2.E19</svg:desc>
                </draw:g>
              </table:table-cell>
              <table:table-cell office:value-type="float" office:value="1537.9114666667">
                <text:p>1537.9114666667</text:p>
                <draw:g>
                  <svg:desc>Sheet2.C16:Sheet2.C19</svg:desc>
                </draw:g>
              </table:table-cell>
              <table:table-cell office:value-type="float" office:value="161.4388362309">
                <text:p>161.4388362309</text:p>
                <draw:g>
                  <svg:desc>Sheet2.F16:Sheet2.F19</svg:desc>
                </draw:g>
              </table:table-cell>
              <table:table-cell office:value-type="float" office:value="161.4388362309">
                <text:p>161.4388362309</text:p>
                <draw:g>
                  <svg:desc>Sheet2.F16:Sheet2.F19</svg:desc>
                </draw:g>
              </table:table-cell>
              <table:table-cell office:value-type="float" office:value="1305.3485067821">
                <text:p>1305.3485067821</text:p>
                <draw:g>
                  <svg:desc>Sheet2.D16:Sheet2.D19</svg:desc>
                </draw:g>
              </table:table-cell>
              <table:table-cell office:value-type="float" office:value="168.2450368389">
                <text:p>168.2450368389</text:p>
                <draw:g>
                  <svg:desc>Sheet2.G16:Sheet2.G19</svg:desc>
                </draw:g>
              </table:table-cell>
              <table:table-cell office:value-type="float" office:value="168.2450368389">
                <text:p>168.2450368389</text:p>
                <draw:g>
                  <svg:desc>Sheet2.G16:Sheet2.G1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4.1908295445">
                <text:p>134.1908295445</text:p>
              </table:table-cell>
              <table:table-cell office:value-type="float" office:value="13.6683187023">
                <text:p>13.6683187023</text:p>
              </table:table-cell>
              <table:table-cell office:value-type="float" office:value="13.6683187023">
                <text:p>13.6683187023</text:p>
              </table:table-cell>
              <table:table-cell office:value-type="float" office:value="182.43093966">
                <text:p>182.43093966</text:p>
              </table:table-cell>
              <table:table-cell office:value-type="float" office:value="62.234393074">
                <text:p>62.234393074</text:p>
              </table:table-cell>
              <table:table-cell office:value-type="float" office:value="62.234393074">
                <text:p>62.234393074</text:p>
              </table:table-cell>
              <table:table-cell office:value-type="float" office:value="167.2492960766">
                <text:p>167.2492960766</text:p>
              </table:table-cell>
              <table:table-cell office:value-type="float" office:value="32.7596794864">
                <text:p>32.7596794864</text:p>
              </table:table-cell>
              <table:table-cell office:value-type="float" office:value="32.7596794864">
                <text:p>32.759679486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32.1012944485">
                <text:p>332.1012944485</text:p>
              </table:table-cell>
              <table:table-cell office:value-type="float" office:value="66.695789972">
                <text:p>66.695789972</text:p>
              </table:table-cell>
              <table:table-cell office:value-type="float" office:value="66.695789972">
                <text:p>66.695789972</text:p>
              </table:table-cell>
              <table:table-cell office:value-type="float" office:value="268.5747096294">
                <text:p>268.5747096294</text:p>
              </table:table-cell>
              <table:table-cell office:value-type="float" office:value="5.0994154789">
                <text:p>5.0994154789</text:p>
              </table:table-cell>
              <table:table-cell office:value-type="float" office:value="5.0994154789">
                <text:p>5.0994154789</text:p>
              </table:table-cell>
              <table:table-cell office:value-type="float" office:value="145.0562514792">
                <text:p>145.0562514792</text:p>
              </table:table-cell>
              <table:table-cell office:value-type="float" office:value="5.3778773697">
                <text:p>5.3778773697</text:p>
              </table:table-cell>
              <table:table-cell office:value-type="float" office:value="5.3778773697">
                <text:p>5.377877369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67.3237001813">
                <text:p>267.3237001813</text:p>
              </table:table-cell>
              <table:table-cell office:value-type="float" office:value="4.3711789981">
                <text:p>4.3711789981</text:p>
              </table:table-cell>
              <table:table-cell office:value-type="float" office:value="4.3711789981">
                <text:p>4.3711789981</text:p>
              </table:table-cell>
              <table:table-cell office:value-type="float" office:value="136.9613769417">
                <text:p>136.9613769417</text:p>
              </table:table-cell>
              <table:table-cell office:value-type="float" office:value="6.6255113776">
                <text:p>6.6255113776</text:p>
              </table:table-cell>
              <table:table-cell office:value-type="float" office:value="6.6255113776">
                <text:p>6.6255113776</text:p>
              </table:table-cell>
              <table:table-cell office:value-type="float" office:value="123.9719466832">
                <text:p>123.9719466832</text:p>
              </table:table-cell>
              <table:table-cell office:value-type="float" office:value="5.4429543801">
                <text:p>5.4429543801</text:p>
              </table:table-cell>
              <table:table-cell office:value-type="float" office:value="5.4429543801">
                <text:p>5.44295438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c0c0c0" draw:opacity="50%" draw:opacity-name=""/>
      <style:text-properties fo:font-family="'Liberation Serif'" style:font-style-name="Regular" style:font-family-generic="roman" fo:font-size="16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style:rotation-angle="0"/>
      <style:text-properties fo:font-size="20pt" style:font-size-asian="9pt" style:font-size-complex="9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cm" chart:symbol-height="0.2cm" chart:error-upper-indicator="true" chart:error-lower-indicator="true" chart:error-category="cell-range" chart:error-upper-range="Sheet2.M16:Sheet2.M19" chart:error-lower-range="Sheet2.M16:Sheet2.M19">
        <chart:symbol-image xlink:href="Pictures/20000011000000DD000000DDB1B86C74.svm" xlink:type="simple" xlink:actuate="onLoad"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cm" chart:symbol-height="0.2cm" chart:error-upper-indicator="true" chart:error-lower-indicator="true" chart:error-category="cell-range" chart:error-upper-range="Sheet2.N16:Sheet2.N19" chart:error-lower-range="Sheet2.N16:Sheet2.N19">
        <chart:symbol-image xlink:href="Pictures/20000011000000DD000000DD6B0E808A.svm" xlink:type="simple" xlink:actuate="onLoad"/>
      </style:chart-properties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cm" chart:symbol-height="0.2cm" chart:error-upper-indicator="true" chart:error-lower-indicator="true" chart:error-category="cell-range" chart:error-upper-range="Sheet2.O16:Sheet2.O19" chart:error-lower-range="Sheet2.O16:Sheet2.O19">
        <chart:symbol-image xlink:href="Pictures/20000011000000DD000000DDD8E12A8C.svm" xlink:type="simple" xlink:actuate="onLoad"/>
      </style:chart-properties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chart-properties chart:error-category="cell-range"/>
      <style:graphic-properties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88cm" svg:height="11.71cm" xlink:href=".." xlink:type="simple" chart:class="chart:line" chart:style-name="ch1">
        <chart:legend svg:x="14.804cm" svg:y="0.714cm" style:legend-expansion="custom" chartooo:width="3.124cm" chartooo:height="2.575cm" style:legend-expansion-aspect-ratio="1.21320388349515" chart:style-name="ch2"/>
        <chart:plot-area chart:style-name="ch3" table:cell-range-address="Sheet2.I15:Sheet2.L19" chart:data-source-has-labels="both" svg:x="0.995cm" svg:y="0.356cm" svg:width="17.279cm" svg:height="10.46cm">
          <chartooo:coordinate-region svg:x="2.622cm" svg:y="0.714cm" svg:width="15.306cm" svg:height="9.138cm"/>
          <chart:axis chart:dimension="x" chart:name="primary-x" chart:style-name="ch4" chartooo:axis-type="auto">
            <chartooo:date-scale/>
            <chart:title svg:x="8.807cm" svg:y="10.39cm" chart:style-name="ch5">
              <text:p>Time (sec)</text:p>
            </chart:title>
            <chart:categories table:cell-range-address="Sheet2.I16:Sheet2.I19"/>
          </chart:axis>
          <chart:axis chart:dimension="y" chart:name="primary-y" chart:style-name="ch4">
            <chart:title svg:x="-0.055cm" svg:y="8.13cm" chart:style-name="ch6">
              <text:p>Speed (Mbit/s)</text:p>
            </chart:title>
            <chart:grid chart:style-name="ch7" chart:class="major"/>
          </chart:axis>
          <chart:series chart:style-name="ch8" chart:values-cell-range-address="Sheet2.J16:Sheet2.J19" chart:label-cell-address="Sheet2.J15:Sheet2.J15" chart:class="chart:line">
            <chart:error-indicator chart:style-name="ch9" chart:dimension="y"/>
            <chart:data-point chart:repeated="4"/>
          </chart:series>
          <chart:series chart:style-name="ch10" chart:values-cell-range-address="Sheet2.K16:Sheet2.K19" chart:label-cell-address="Sheet2.K15:Sheet2.K15" chart:class="chart:line">
            <chart:error-indicator chart:style-name="ch11" chart:dimension="y"/>
            <chart:data-point chart:repeated="4"/>
          </chart:series>
          <chart:series chart:style-name="ch12" chart:values-cell-range-address="Sheet2.L16:Sheet2.L19" chart:label-cell-address="Sheet2.L15:Sheet2.L15" chart:class="chart:line">
            <chart:error-indicator chart:style-name="ch13" chart:dimension="y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ftp</text:p>
                <draw:g>
                  <svg:desc>Sheet2.J15:Sheet2.J1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webDav</text:p>
                <draw:g>
                  <svg:desc>Sheet2.K15:Sheet2.K15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lob</text:p>
                <draw:g>
                  <svg:desc>Sheet2.L15:Sheet2.L15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I16:Sheet2.I19</svg:desc>
                </draw:g>
              </table:table-cell>
              <table:table-cell office:value-type="float" office:value="358.6912074592">
                <text:p>358.6912074592</text:p>
                <draw:g>
                  <svg:desc>Sheet2.J16:Sheet2.J19</svg:desc>
                </draw:g>
              </table:table-cell>
              <table:table-cell office:value-type="float" office:value="28.3204251192">
                <text:p>28.3204251192</text:p>
                <draw:g>
                  <svg:desc>Sheet2.M16:Sheet2.M19</svg:desc>
                </draw:g>
              </table:table-cell>
              <table:table-cell office:value-type="float" office:value="28.3204251192">
                <text:p>28.3204251192</text:p>
                <draw:g>
                  <svg:desc>Sheet2.M16:Sheet2.M19</svg:desc>
                </draw:g>
              </table:table-cell>
              <table:table-cell office:value-type="float" office:value="1027.7709206349">
                <text:p>1027.7709206349</text:p>
                <draw:g>
                  <svg:desc>Sheet2.K16:Sheet2.K19</svg:desc>
                </draw:g>
              </table:table-cell>
              <table:table-cell office:value-type="float" office:value="109.6067712683">
                <text:p>109.6067712683</text:p>
                <draw:g>
                  <svg:desc>Sheet2.N16:Sheet2.N19</svg:desc>
                </draw:g>
              </table:table-cell>
              <table:table-cell office:value-type="float" office:value="109.6067712683">
                <text:p>109.6067712683</text:p>
                <draw:g>
                  <svg:desc>Sheet2.N16:Sheet2.N19</svg:desc>
                </draw:g>
              </table:table-cell>
              <table:table-cell office:value-type="float" office:value="1156.444217367">
                <text:p>1156.444217367</text:p>
                <draw:g>
                  <svg:desc>Sheet2.L16:Sheet2.L19</svg:desc>
                </draw:g>
              </table:table-cell>
              <table:table-cell office:value-type="float" office:value="134.4830566916">
                <text:p>134.4830566916</text:p>
                <draw:g>
                  <svg:desc>Sheet2.O16:Sheet2.O19</svg:desc>
                </draw:g>
              </table:table-cell>
              <table:table-cell office:value-type="float" office:value="134.4830566916">
                <text:p>134.4830566916</text:p>
                <draw:g>
                  <svg:desc>Sheet2.O16:Sheet2.O1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3.2880767749">
                <text:p>373.2880767749</text:p>
              </table:table-cell>
              <table:table-cell office:value-type="float" office:value="15.1551734065">
                <text:p>15.1551734065</text:p>
              </table:table-cell>
              <table:table-cell office:value-type="float" office:value="15.1551734065">
                <text:p>15.1551734065</text:p>
              </table:table-cell>
              <table:table-cell office:value-type="float" office:value="605.8104316731">
                <text:p>605.8104316731</text:p>
              </table:table-cell>
              <table:table-cell office:value-type="float" office:value="73.7710890081">
                <text:p>73.7710890081</text:p>
              </table:table-cell>
              <table:table-cell office:value-type="float" office:value="73.7710890081">
                <text:p>73.7710890081</text:p>
              </table:table-cell>
              <table:table-cell office:value-type="float" office:value="419.1284238578">
                <text:p>419.1284238578</text:p>
              </table:table-cell>
              <table:table-cell office:value-type="float" office:value="174.9478404711">
                <text:p>174.9478404711</text:p>
              </table:table-cell>
              <table:table-cell office:value-type="float" office:value="174.9478404711">
                <text:p>174.94784047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1.5941192644">
                <text:p>101.5941192644</text:p>
              </table:table-cell>
              <table:table-cell office:value-type="float" office:value="3.3584069249">
                <text:p>3.3584069249</text:p>
              </table:table-cell>
              <table:table-cell office:value-type="float" office:value="3.3584069249">
                <text:p>3.3584069249</text:p>
              </table:table-cell>
              <table:table-cell office:value-type="float" office:value="129.0990964078">
                <text:p>129.0990964078</text:p>
              </table:table-cell>
              <table:table-cell office:value-type="float" office:value="2.4686726691">
                <text:p>2.4686726691</text:p>
              </table:table-cell>
              <table:table-cell office:value-type="float" office:value="2.4686726691">
                <text:p>2.4686726691</text:p>
              </table:table-cell>
              <table:table-cell office:value-type="float" office:value="115.9767131215">
                <text:p>115.9767131215</text:p>
              </table:table-cell>
              <table:table-cell office:value-type="float" office:value="6.9910711699">
                <text:p>6.9910711699</text:p>
              </table:table-cell>
              <table:table-cell office:value-type="float" office:value="6.9910711699">
                <text:p>6.99107116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8.6284530984">
                <text:p>108.6284530984</text:p>
              </table:table-cell>
              <table:table-cell office:value-type="float" office:value="0.3284422909">
                <text:p>0.3284422909</text:p>
              </table:table-cell>
              <table:table-cell office:value-type="float" office:value="0.3284422909">
                <text:p>0.3284422909</text:p>
              </table:table-cell>
              <table:table-cell office:value-type="float" office:value="109.8025867419">
                <text:p>109.8025867419</text:p>
              </table:table-cell>
              <table:table-cell office:value-type="float" office:value="4.5256078693">
                <text:p>4.5256078693</text:p>
              </table:table-cell>
              <table:table-cell office:value-type="float" office:value="4.5256078693">
                <text:p>4.5256078693</text:p>
              </table:table-cell>
              <table:table-cell office:value-type="float" office:value="117.5668520675">
                <text:p>117.5668520675</text:p>
              </table:table-cell>
              <table:table-cell office:value-type="float" office:value="3.8887440377">
                <text:p>3.8887440377</text:p>
              </table:table-cell>
              <table:table-cell office:value-type="float" office:value="3.8887440377">
                <text:p>3.88874403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